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Calibri1" fo:language="pl" fo:country="PL"/>
    </style:style>
    <style:style style:name="P3" style:family="paragraph" style:parent-style-name="Dialog">
      <style:text-properties fo:language="pl" fo:country="PL"/>
    </style:style>
    <style:style style:name="P4" style:family="paragraph" style:parent-style-name="Dialog">
      <style:text-properties style:font-name="Calibri1"/>
    </style:style>
    <style:style style:name="P5" style:family="paragraph" style:parent-style-name="Dialog">
      <style:paragraph-properties fo:margin-left="0cm" fo:margin-right="0cm" fo:text-indent="0cm" style:auto-text-indent="false">
        <style:tab-stops/>
      </style:paragraph-properties>
      <style:text-properties fo:language="pl" fo:country="PL"/>
    </style:style>
    <style:style style:name="P6" style:family="paragraph" style:parent-style-name="Wierszyk">
      <style:paragraph-properties fo:margin-left="1.249cm" fo:margin-right="0cm" fo:text-indent="0cm" style:auto-text-indent="false">
        <style:tab-stops/>
      </style:paragraph-properties>
      <style:text-properties fo:language="pl" fo:country="PL"/>
    </style:style>
    <style:style style:name="P7" style:family="paragraph" style:parent-style-name="Endnote">
      <style:text-properties fo:language="pl" fo:country="PL"/>
    </style:style>
    <style:style style:name="P8" style:family="paragraph" style:parent-style-name="Text_20_body">
      <style:text-properties fo:language="pl" fo:country="PL"/>
    </style:style>
    <style:style style:name="P9" style:family="paragraph" style:parent-style-name="Text_20_body">
      <style:paragraph-properties fo:text-align="center" style:justify-single-word="false"/>
      <style:text-properties fo:language="pl" fo:country="PL"/>
    </style:style>
    <style:style style:name="P10" style:family="paragraph" style:parent-style-name="Text_20_body">
      <style:text-properties fo:language="pl" fo:country="PL" fo:background-color="#ffff00"/>
    </style:style>
    <style:style style:name="P11" style:family="paragraph" style:parent-style-name="Text_20_body">
      <style:text-properties style:font-name="Calibri1"/>
    </style:style>
    <style:style style:name="P12" style:family="paragraph" style:parent-style-name="Text_20_body">
      <style:text-properties style:font-name="Calibri1" fo:language="pl" fo:country="PL"/>
    </style:style>
    <style:style style:name="P13" style:family="paragraph" style:parent-style-name="Text_20_body">
      <style:paragraph-properties fo:orphans="2" fo:widows="2"/>
      <style:text-properties style:font-name="Calibri1" fo:language="pl" fo:country="PL"/>
    </style:style>
    <style:style style:name="P14" style:family="paragraph" style:parent-style-name="Text_20_body">
      <style:text-properties style:font-name="Calibri1" fo:background-color="#ffff00"/>
    </style:style>
    <style:style style:name="P15" style:family="paragraph" style:parent-style-name="Text_20_body">
      <style:text-properties style:font-name="Calibri"/>
    </style:style>
    <style:style style:name="P16" style:family="paragraph" style:parent-style-name="Text_20_body">
      <style:text-properties style:font-name="Calibri" fo:language="pl" fo:country="PL"/>
    </style:style>
    <style:style style:name="P17" style:family="paragraph" style:parent-style-name="Text_20_body">
      <style:paragraph-properties fo:margin-left="0cm" fo:margin-right="0cm" fo:orphans="2" fo:widows="2" fo:text-indent="1.251cm" style:auto-text-indent="false"/>
      <style:text-properties style:font-name="Calibri1"/>
    </style:style>
    <style:style style:name="P18" style:family="paragraph" style:parent-style-name="Text_20_body" style:master-page-name="">
      <style:paragraph-properties fo:margin-left="0cm" fo:margin-right="0cm" fo:margin-top="0.101cm" fo:margin-bottom="0.109cm" fo:orphans="2" fo:widows="2" fo:hyphenation-ladder-count="no-limit" fo:text-indent="1.251cm" style:auto-text-indent="false" style:page-number="auto"/>
      <style:text-properties style:font-name="Calibri1" fo:hyphenate="false" fo:hyphenation-remain-char-count="0" fo:hyphenation-push-char-count="0"/>
    </style:style>
    <style:style style:name="P19" style:family="paragraph" style:parent-style-name="Text_20_body" style:master-page-name="">
      <style:paragraph-properties fo:margin-left="0.101cm" fo:margin-right="0cm" fo:margin-top="0.101cm" fo:margin-bottom="0.109cm" fo:orphans="2" fo:widows="2" fo:hyphenation-ladder-count="no-limit" fo:text-indent="1.251cm" style:auto-text-indent="false" style:page-number="auto"/>
      <style:text-properties style:font-name="Calibri1" fo:language="pl" fo:country="PL" fo:hyphenate="false" fo:hyphenation-remain-char-count="0" fo:hyphenation-push-char-count="0"/>
    </style:style>
    <style:style style:name="P20" style:family="paragraph" style:parent-style-name="Heading" style:master-page-name="MP0">
      <style:paragraph-properties style:page-number="auto" fo:break-before="page"/>
      <style:text-properties fo:language="pl" fo:country="PL"/>
    </style:style>
    <style:style style:name="P21" style:family="paragraph" style:parent-style-name="Überschrift_20_2">
      <style:text-properties fo:language="pl" fo:country="PL"/>
    </style:style>
    <style:style style:name="P22" style:family="paragraph" style:parent-style-name="Überschrift_20_2">
      <style:text-properties style:font-name="Calibri"/>
    </style:style>
    <style:style style:name="P23" style:family="paragraph" style:parent-style-name="Überschrift_20_2">
      <style:text-properties style:font-name="Calibri" fo:language="pl" fo:country="PL"/>
    </style:style>
    <style:style style:name="P24" style:family="paragraph" style:parent-style-name="Dialog" style:list-style-name="L1"/>
    <style:style style:name="P25" style:family="paragraph" style:parent-style-name="Dialog">
      <style:text-properties style:font-name="Calibri1"/>
    </style:style>
    <style:style style:name="P26" style:family="paragraph" style:parent-style-name="Dialog" style:list-style-name="L1">
      <style:text-properties style:font-name="Calibri1"/>
    </style:style>
    <style:style style:name="P27" style:family="paragraph" style:parent-style-name="Dialog" style:list-style-name="L3">
      <style:text-properties style:font-name="Calibri1"/>
    </style:style>
    <style:style style:name="P28" style:family="paragraph" style:parent-style-name="Dialog" style:list-style-name="L4">
      <style:text-properties style:font-name="Calibri1" fo:background-color="transparent"/>
    </style:style>
    <style:style style:name="P29" style:family="paragraph" style:parent-style-name="Dialog" style:list-style-name="L5">
      <style:text-properties style:font-name="Calibri1"/>
    </style:style>
    <style:style style:name="P30" style:family="paragraph" style:parent-style-name="Dialog" style:list-style-name="L7">
      <style:text-properties style:font-name="Calibri1"/>
    </style:style>
    <style:style style:name="P31" style:family="paragraph" style:parent-style-name="Dialog" style:list-style-name="L1">
      <style:text-properties style:font-name="Calibri"/>
    </style:style>
    <style:style style:name="P32" style:family="paragraph" style:parent-style-name="Dialog" style:list-style-name="L6">
      <style:text-properties style:font-name="Calibri"/>
    </style:style>
    <style:style style:name="P33" style:family="paragraph" style:parent-style-name="Dialog" style:list-style-name="L2">
      <style:paragraph-properties fo:orphans="2" fo:widows="2"/>
      <style:text-properties fo:language="pl" fo:country="PL"/>
    </style:style>
    <style:style style:name="P34" style:family="paragraph" style:parent-style-name="Dialog" style:list-style-name="L4">
      <style:text-properties fo:background-color="transparent"/>
    </style:style>
    <style:style style:name="P35" style:family="paragraph" style:parent-style-name="Dialog" style:list-style-name="L6"/>
    <style:style style:name="P36" style:family="paragraph" style:parent-style-name="Dialog" style:list-style-name="L7"/>
    <style:style style:name="P37" style:family="paragraph" style:parent-style-name="Text_20_body" style:list-style-name="L1">
      <style:text-properties fo:language="pl" fo:country="PL"/>
    </style:style>
    <style:style style:name="P38" style:family="paragraph" style:parent-style-name="Text_20_body" style:list-style-name="L7"/>
    <style:style style:name="T1" style:family="text">
      <style:text-properties style:font-name="Calibri2"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fo:language="pl" fo:country="PL" fo:background-color="transparent"/>
    </style:style>
    <style:style style:name="T5" style:family="text">
      <style:text-properties style:font-name="Calibri1"/>
    </style:style>
    <style:style style:name="T6" style:family="text">
      <style:text-properties style:font-name="Calibri1" fo:language="pl" fo:country="PL"/>
    </style:style>
    <style:style style:name="T7" style:family="text">
      <style:text-properties style:font-name="Calibri1" fo:language="pl" fo:country="PL" fo:background-color="transparent"/>
    </style:style>
    <style:style style:name="T8" style:family="text">
      <style:text-properties style:font-name="Calibri1" fo:language="pl" fo:country="PL" fo:background-color="#ffff00"/>
    </style:style>
    <style:style style:name="T9" style:family="text">
      <style:text-properties style:font-name="Calibri1" fo:background-color="#ffff00"/>
    </style:style>
    <style:style style:name="T10" style:family="text">
      <style:text-properties style:font-name="Calibri1" fo:background-color="#ffff99"/>
    </style:style>
    <style:style style:name="T11" style:family="text">
      <style:text-properties style:font-name="Calibri1" fo:background-color="transparent"/>
    </style:style>
    <style:style style:name="T12" style:family="text">
      <style:text-properties style:font-name="Calibri"/>
    </style:style>
    <style:style style:name="T13" style:family="text">
      <style:text-properties style:font-name="Calibri" fo:language="pl" fo:country="PL"/>
    </style:style>
    <style:style style:name="T14" style:family="text">
      <style:text-properties style:font-name="Calibri" fo:language="pl" fo:country="PL" fo:background-color="transparent"/>
    </style:style>
    <style:style style:name="T15" style:family="text">
      <style:text-properties style:font-name="Calibri" fo:language="pl" fo:country="PL" fo:background-color="#ffff00"/>
    </style:style>
    <style:style style:name="T16" style:family="text">
      <style:text-properties style:font-name="Calibri" fo:background-color="#ffff00"/>
    </style:style>
    <style:style style:name="T17" style:family="text">
      <style:text-properties fo:background-color="#ffff00"/>
    </style:style>
    <style:style style:name="T18" style:family="text">
      <style:text-properties fo:background-color="transparent"/>
    </style:style>
    <style:style style:name="T19" style:family="text">
      <style:text-properties style:font-name="Calibri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ynastia Sobieskich – tom II, „Pola Chwały”</text:p>
      <text:h text:style-name="P21" text:outline-level="2">Rozdział I</text:h>
      <text:p text:style-name="P8"/>
      <text:p text:style-name="P8">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7">Tak po kampanii 1672 roku Tatarzy i Turcy nazywali Jana Sobieskiego.</text:p></text:note-body></text:note></text:span></text:span><text:span text:style-name="T2">.</text:span></text:p>
      <text:p text:style-name="P8">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8">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8">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8">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8">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6">„Idzie żołnierz borem, lasem</text:p>
      <text:p text:style-name="P6">Przymierając z głodu czasem.</text:p>
      <text:p text:style-name="P6">Suknia na nim nie blakuje,</text:p>
      <text:p text:style-name="P6">Wiatr dziurami przelatuje.</text:p>
      <text:p text:style-name="P6">Chociaż żołnierz nieodziany,</text:p>
      <text:p text:style-name="P6">Przecie pójdzie między pany.</text:p>
      <text:p text:style-name="P6">Trza żołnierza poratować,</text:p>
      <text:p text:style-name="P6">Soli jemu nie żałować.</text:p>
      <text:p text:style-name="P6">Wtenczas żołnierza szanują,</text:p>
      <text:p text:style-name="P6">Kiedy trwogę na się czują”</text:p>
      <text:p text:style-name="P8">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8">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8"><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zapomnia<text:span text:style-name="T5">ł</text:span><text:span text:style-name="T12"> ju</text:span><text:span text:style-name="T5">ż</text:span><text:span text:style-name="T12">, po co si</text:span><text:span text:style-name="T5">ę</text:span><text:span text:style-name="T12"> zaci</text:span><text:span text:style-name="T5">ą</text:span><text:span text:style-name="T12">gn</text:span><text:span text:style-name="T5">ął</text:span><text:span text:style-name="T12">, zapomnia</text:span><text:span text:style-name="T5">ł</text:span><text:span text:style-name="T12"> nawet, jak si</text:span><text:span text:style-name="T5">ę</text:span><text:span text:style-name="T12"> nazywa, wiedzia</text:span><text:span text:style-name="T5">ł</text:span><text:span text:style-name="T12"> tylko gdzie lewo, a gdzie prawo, jak i</text:span><text:span text:style-name="T5">ść</text:span><text:span text:style-name="T12"> trzy kroki w wstez, obr</text:span><text:span text:style-name="T5">ó</text:span><text:span text:style-name="T12">t, trzy kroki w ty</text:span><text:span text:style-name="T5">ł</text:span><text:span text:style-name="T12">. N</text:span>ie widział sensu w tym wszystkim i nienawidził deszcz, feldfebla, brak snu, i siebie za pochopną decyzję zaciągnięcia się. Po pewnym czasie jednak przestał nienawidzić, przestał szukać sensu, przestał myśleć.</text:p>
      <text:p text:style-name="P8">I wówczas wyruszyli.</text:p>
      <text:p text:style-name="P8">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i ch</text:span><text:span text:style-name="T6">ł</text:span><text:span text:style-name="T13">opskie </text:span><text:span text:style-name="T2">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7">Do dzisiaj niewielu o tym filozofowało. Historycznie, <text:span text:style-name="T17">TODO</text:span></text:p></text:note-body></text:note></text:span></text:span><text:span text:style-name="T2">. <text:s/>Zrobił jednak to, co też i tysiące innych chłopów ze zrujnowanych wsi, dał się zwerbować.</text:span></text:p>
      <text:p text:style-name="P8">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wojując żywota od zmęczenia nie dokonał. Zaczynał zatem tęsknić młody żołnierz za wojaczką, co trudy przynosi, ale i chwałę, i przygody, a czasem łup.</text:p>
      <text:p text:style-name="P8">Po kilku tygodniach ćwiczeń wydano dragonom nowe, czerwone kolety, nowe buty, spodnie i kołpaczki, uzupełniono amunicję, i wypłacono srebrną monetą żołd za pierwszy kwartał, surowo przykazując wydać go na zaopatrzenie w żywność. Dwa dni później regiment wyruszył. Dalej maszerowały albo konno jechały inne, nowo sformowane regimenty z całej wiernej królowi <text:soft-page-break/>Rzeczypospolitej. Ciągnęł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porucznik jeszcze młodszy wiekiem, młodzian prawie, drobnej postawy, od ucha do ucha roześmiany.</text:p>
      <text:p text:style-name="P3">- Czołem, panie Starczyński! Cieszę się, że waści znowu widzę - krzyknął młodszy porucznik do dowódcy pancernych.</text:p>
      <text:p text:style-name="P3">- Czołem, czołem, panie Ostrowski - odpowiedział starszy porucznik - cieszysz się waść pewno również na wyprawę wojenną.</text:p>
      <text:p text:style-name="P3">- I pewno, wreszcie wyprawa na wroga.</text:p>
      <text:p text:style-name="P3">- To waści nie zajedno, kogo pierzem? Czy Turków, czy patriotów? - pan Starczyński nie mógł powstrzymać sarkazmu.</text:p>
      <text:p text:style-name="P3">- Rodaków bić ciężko, choć patriotów wśród nich nie było, cośmy ich w Poznaniu pogromili. Przeciw majestatowi króla rękę podnieśli.</text:p>
      <text:p text:style-name="P3">- W obronie wolności swej stawać przywilejem szlachcica i obywatela jest w tej Rzeczypospolitej.</text:p>
      <text:p text:style-name="P3">- Broń na króla albo hetmana wielkiego podnosić w czas wojenny to warcholstwo a i prawie zdrada.</text:p>
      <text:p text:style-name="P3">- Jednak król i hetman wielki wojsko w czas wojenny nie na Turka powiódł był, jeno na Poznań.</text:p>
      <text:p text:style-name="P3">- Przecie Poznań ten już drugi raz przeciw elektowi większością sejmu na Woli obranemu zbuntował się, i to zdrajców a także posłów z Brandenburgii robota. To jasne po tym, jak znaleźliśmy listy u tych pludraków, co ich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8">Starczyński nie miał już odpowiedzi na coraz bardziej zapalczywe argumenty przy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8"/>
      <text:h text:style-name="P21" text:outline-level="2">Rozdział II</text:h>
      <text:p text:style-name="P8">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8">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text:soft-page-break/>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8">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8">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8">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8">Ujrzał wreszcie pan Morsztyn jako pierwszy, a po nim jego na dole walczący żołnierze, nowe obłoki kurzu, szybko przemieszczającą się jazdę zwiastujące. Od drugiej linii kordonu lwowskiego <text:soft-page-break/>wsparcie jazdy koronnej nadchodziło. Jazda ta rozdzieliła się na dwie grupy, z dwóch stron obóz piechoty obiegające, i z dwóch stron na Tatarów uderzyć mające.</text:p>
      <text:p text:style-name="P8">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8">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8">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zie Jabłonowskiemu obroną Rusi zawiadującemu podesłać. Będzie on na pewno z języka zadowolony.</text:p>
      <text:p text:style-name="P8">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8">Do Lwowa dotar<text:span text:style-name="T5">ł</text:span><text:span text:style-name="T12"> r</text:span><text:span text:style-name="T5">ó</text:span><text:span text:style-name="T12">wnie</text:span><text:span text:style-name="T5">ż</text:span><text:span text:style-name="T12"> Szlomo syn Hejhela, wys</text:span><text:span text:style-name="T5">ł</text:span><text:span text:style-name="T12">annik kaha</text:span><text:span text:style-name="T5">ł</text:span><text:span text:style-name="T12">u krakowskiego. Podr</text:span><text:span text:style-name="T5">óż</text:span><text:span text:style-name="T12">owa</text:span><text:span text:style-name="T5">ł</text:span><text:span text:style-name="T12"> razem z panem Krzysztofem Mieroszewskim. Jakby taka kompania podr</text:span><text:span text:style-name="T5">óż</text:span><text:span text:style-name="T12">na ma</text:span><text:span text:style-name="T5">ł</text:span><text:span text:style-name="T12">o dziwn</text:span><text:span text:style-name="T5">ą</text:span><text:span text:style-name="T12"> by</text:span><text:span text:style-name="T5">ł</text:span><text:span text:style-name="T12">a, Szlomo spotka</text:span><text:span text:style-name="T5">ł</text:span><text:span text:style-name="T12"> si</text:span><text:span text:style-name="T5">ę</text:span><text:span text:style-name="T12"> po swym przyje</text:span><text:span text:style-name="T5">ź</text:span><text:span text:style-name="T12">dzie nie tylko z najdostojniejszymi </text:span><text:span text:style-name="T5">Ż</text:span><text:span text:style-name="T12">ydami Lwowa, lecz r</text:span><text:span text:style-name="T5">ó</text:span><text:span text:style-name="T12">wnie</text:span><text:span text:style-name="T5">ż</text:span><text:span text:style-name="T12"> z naczelnym gminy ormia</text:span><text:span text:style-name="T5">ń</text:span><text:span text:style-name="T12">skiej w tym zacnym mie</text:span><text:span text:style-name="T5">ś</text:span><text:span text:style-name="T12">cie. Pan Mieroszewski tymczasem, pracami fortyfikacyjnymi wok</text:span><text:span text:style-name="T5">ół</text:span><text:span text:style-name="T12"> Lwowa zawiaduj</text:span><text:span text:style-name="T5">ą</text:span><text:span text:style-name="T12">cy, do pana wojewody Jab</text:span><text:span text:style-name="T5">ł</text:span><text:span text:style-name="T12">onowskiego przyst</text:span><text:span text:style-name="T5">ę</text:span><text:span text:style-name="T12">p mia</text:span><text:span text:style-name="T5">ł</text:span><text:span text:style-name="T12"> ci</text:span><text:span text:style-name="T5">ą</text:span><text:span text:style-name="T12">gle, i trzeciego dnia po przybyciu tak zagai</text:span><text:span text:style-name="T5">ł</text:span><text:span text:style-name="T12">.</text:span></text:p>
      <text:list xml:id="list6245709386726934612" text:style-name="L1">
        <text:list-item>
          <text:p text:style-name="P24"><text:span text:style-name="T12">Teraz </text:span><text:span text:style-name="T5">ł</text:span><text:span text:style-name="T12">o</text:span><text:span text:style-name="T5">ż</text:span><text:span text:style-name="T12">y jego wysoko</text:span><text:span text:style-name="T5">ść</text:span><text:span text:style-name="T12"> kr</text:span><text:span text:style-name="T5">ó</text:span><text:span text:style-name="T12">l Jan na fortyfikacje obficie, na ich budow</text:span><text:span text:style-name="T5">ę</text:span><text:span text:style-name="T12">, lecz i na utrzymanie ci</text:span><text:span text:style-name="T5">ą</text:span><text:span text:style-name="T12">gle sumy potrzebne b</text:span><text:span text:style-name="T5">ę</text:span><text:span text:style-name="T12">d</text:span><text:span text:style-name="T5">ą</text:span><text:span text:style-name="T12"> niema</text:span><text:span text:style-name="T5">ł</text:span><text:span text:style-name="T12">e.</text:span></text:p>
        </text:list-item>
        <text:list-item>
          <text:p text:style-name="P24"><text:span text:style-name="T12">Po wojnie miasto na fortyfikacje </text:span><text:span text:style-name="T5">ł</text:span><text:span text:style-name="T12">o</text:span><text:span text:style-name="T5">ż</text:span><text:span text:style-name="T12">y</text:span><text:span text:style-name="T5">ć</text:span><text:span text:style-name="T12"> b</text:span><text:span text:style-name="T5">ę</text:span><text:span text:style-name="T12">dzie, handlem swym to finansuj</text:span><text:span text:style-name="T5">ą</text:span><text:span text:style-name="T12">c. Wa</text:span><text:span text:style-name="T5">ść</text:span><text:span text:style-name="T12"> pilnowa</text:span><text:span text:style-name="T5">ł</text:span><text:span text:style-name="T12"> b</text:span><text:span text:style-name="T5">ę</text:span><text:span text:style-name="T12">dziesz, by z handlowych dochod</text:span><text:span text:style-name="T5">ó</text:span><text:span text:style-name="T12">w na to </text:span><text:span text:style-name="T5">ł</text:span><text:span text:style-name="T12">yczkowie nie sk</text:span><text:span text:style-name="T5">ą</text:span><text:span text:style-name="T12">pili.</text:span></text:p>
        </text:list-item>
        <text:list-item>
          <text:p text:style-name="P24"><text:span text:style-name="T12">Handel rzecz zacna, je</text:span><text:span text:style-name="T5">ś</text:span><text:span text:style-name="T12">li doch</text:span><text:span text:style-name="T5">ó</text:span><text:span text:style-name="T12">d przynosi, ale z tym i przed wojn</text:span><text:span text:style-name="T5">ą</text:span><text:span text:style-name="T12"> nieweso</text:span><text:span text:style-name="T5">ł</text:span><text:span text:style-name="T12">o by</text:span><text:span text:style-name="T5">ł</text:span><text:span text:style-name="T12">o. Teraz to nawet Gda</text:span><text:span text:style-name="T5">ń</text:span><text:span text:style-name="T12">sk biednieje, a co dopiero Lw</text:span><text:span text:style-name="T5">ó</text:span><text:span text:style-name="T12">w.</text:span></text:p>
        </text:list-item>
        <text:list-item>
          <text:p text:style-name="P24"><text:soft-page-break/><text:span text:style-name="T12">Lw</text:span><text:span text:style-name="T5">ó</text:span><text:span text:style-name="T12">w jednak mo</text:span><text:span text:style-name="T5">ż</text:span><text:span text:style-name="T12">liwo</text:span><text:span text:style-name="T5">ś</text:span><text:span text:style-name="T12">ci handlu uzyska, je</text:span><text:span text:style-name="T5">ś</text:span><text:span text:style-name="T12">li pok</text:span><text:span text:style-name="T5">ó</text:span><text:span text:style-name="T12">j rozs</text:span><text:span text:style-name="T5">ą</text:span><text:span text:style-name="T12">dny z Turkiem zawrzemy. Handel ze wschodem, ko</text:span><text:span text:style-name="T5">ń</text:span><text:span text:style-name="T12">mi, broni</text:span><text:span text:style-name="T5">ą</text:span><text:span text:style-name="T12">, suknem, a i fortalicje te w tym pomog</text:span><text:span text:style-name="T5">ą</text:span><text:span text:style-name="T12">, </text:span><text:span text:style-name="T5">ż</text:span><text:span text:style-name="T12">e kupcy bezpieczniej czu</text:span><text:span text:style-name="T5">ć</text:span><text:span text:style-name="T12"> si</text:span><text:span text:style-name="T5">ę</text:span><text:span text:style-name="T12"> b</text:span><text:span text:style-name="T5">ę</text:span><text:span text:style-name="T12">d</text:span><text:span text:style-name="T5">ą</text:span><text:span text:style-name="T12">.</text:span></text:p>
        </text:list-item>
        <text:list-item>
          <text:p text:style-name="P24"><text:span text:style-name="T12">Tak, ale dalej na wsch</text:span><text:span text:style-name="T5">ó</text:span><text:span text:style-name="T12">d od Lwowa miejsc bezpiecznych nie ma.</text:span></text:p>
        </text:list-item>
        <text:list-item>
          <text:p text:style-name="P24"><text:span text:style-name="T12">Jak by pu</text:span><text:span text:style-name="T5">ś</text:span><text:span text:style-name="T12">ci</text:span><text:span text:style-name="T5">ć</text:span><text:span text:style-name="T12"> nowy szlak handlowy wzd</text:span><text:span text:style-name="T5">ł</text:span><text:span text:style-name="T12">u</text:span><text:span text:style-name="T5">ż</text:span><text:span text:style-name="T12"> Dniestru, i tam forteczki pobudowa</text:span><text:span text:style-name="T5">ć</text:span><text:span text:style-name="T12">, mo</text:span><text:span text:style-name="T5">ż</text:span><text:span text:style-name="T12">na by je te</text:span><text:span text:style-name="T5">ż</text:span><text:span text:style-name="T12"> Dniestrem zaopatrywa</text:span><text:span text:style-name="T5">ć</text:span><text:span text:style-name="T12">. </text:span></text:p>
        </text:list-item>
        <text:list-item>
          <text:p text:style-name="P24"><text:span text:style-name="T12">Trzeba tylko przypilnowa</text:span><text:span text:style-name="T5">ć</text:span><text:span text:style-name="T12">, aby piractwo rzeczne kozackie na Dniestrze nie odrodzi</text:span><text:span text:style-name="T5">ł</text:span><text:span text:style-name="T12">o si</text:span><text:span text:style-name="T5">ę</text:span><text:span text:style-name="T12">.</text:span></text:p>
        </text:list-item>
        <text:list-item>
          <text:p text:style-name="P24"><text:span text:style-name="T12">O to te</text:span><text:span text:style-name="T5">ż</text:span><text:span text:style-name="T12"> si</text:span><text:span text:style-name="T5">ę</text:span><text:span text:style-name="T12"> b</text:span><text:span text:style-name="T5">ę</text:span><text:span text:style-name="T12">d</text:span><text:span text:style-name="T5">ą</text:span><text:span text:style-name="T12"> za</text:span><text:span text:style-name="T5">ł</text:span><text:span text:style-name="T12">ogi tych stanic martwi</text:span><text:span text:style-name="T5">ć.</text:span></text:p>
        </text:list-item>
        <text:list-item>
          <text:p text:style-name="P24"><text:span text:style-name="T5">To wszystko dobrze brzmi, szlak handlowy nowy jednak wytyczyć i kupców do niego skrzyknąć, nie jest takim łatwym przedsięwzięciem. Bogatsze narody kompanie handlowe w tym celu stworzyły, a tako Wschódazjatycka Kompania u Duńczyków, czy Zachódazjatycka</text:span><text:span text:style-name="T12"> u Angielczyk</text:span><text:span text:style-name="T5">ó</text:span><text:span text:style-name="T12">w. Stw</text:span><text:span text:style-name="T5">ó</text:span><text:span text:style-name="T12">rzmy te</text:span><text:span text:style-name="T5">ż</text:span><text:span text:style-name="T12"> i my!</text:span></text:p>
        </text:list-item>
        <text:list-item>
          <text:p text:style-name="P24"><text:span text:style-name="T12">A sk</text:span><text:span text:style-name="T5">ą</text:span><text:span text:style-name="T12">d</text:span><text:span text:style-name="T5">ż</text:span><text:span text:style-name="T12">e ch</text:span><text:span text:style-name="T5">ę</text:span><text:span text:style-name="T12">tnych a bogatych to tej kompanii znajdziecie? - wojewoda niskie mia</text:span><text:span text:style-name="T5">ł</text:span><text:span text:style-name="T12"> mniemanie o swych ziomk</text:span><text:span text:style-name="T5">ó</text:span><text:span text:style-name="T12">w sk</text:span><text:span text:style-name="T5">łonności do ryzyka</text:span></text:p>
        </text:list-item>
        <text:list-item>
          <text:p text:style-name="P24"><text:span text:style-name="T12">We Lwowie maj</text:span><text:span text:style-name="T5">ę</text:span><text:span text:style-name="T12">tnych ludzi ledwie troch</text:span><text:span text:style-name="T5">ę</text:span><text:span text:style-name="T12"> się</text:span><text:span text:style-name="T5"> znajdzie – rozpoczął z namysłem Mieroszowski</text:span></text:p>
        </text:list-item>
        <text:list-item>
          <text:p text:style-name="P26">Właśnie, po ostatnich tatarskich oblężeniach, co i nawet okupować się musieli, za króla poprzedniego – wtrącił wojewoda.</text:p>
        </text:list-item>
        <text:list-item>
          <text:p text:style-name="P24"><text:span text:style-name="T12">I na t</text:span><text:span text:style-name="T5">ę</text:span><text:span text:style-name="T12"> imprez</text:span><text:span text:style-name="T5">ę</text:span><text:span text:style-name="T12"> wszystkiej maj</text:span><text:span text:style-name="T5">ę</text:span><text:span text:style-name="T12">tno</text:span><text:span text:style-name="T5">ś</text:span><text:span text:style-name="T12">ci swej nie zaryzykuj</text:span><text:span text:style-name="T5">ą</text:span><text:span text:style-name="T12">. Ale troch</text:span><text:span text:style-name="T5">ę</text:span><text:span text:style-name="T12"> mo</text:span><text:span text:style-name="T5">ż</text:span><text:span text:style-name="T12">e w</text:span><text:span text:style-name="T5">ł</text:span><text:span text:style-name="T12">o</text:span><text:span text:style-name="T5">żą</text:span><text:span text:style-name="T12">, a i ich znajomo</text:span><text:span text:style-name="T5">ś</text:span><text:span text:style-name="T12">ci z Tatary pomog</text:span><text:span text:style-name="T5">ą</text:span><text:span text:style-name="T12">. Przez krymskie przecie domeny handel do Turcji i Persji i</text:span><text:span text:style-name="T5">ść</text:span><text:span text:style-name="T12"> musi.</text:span></text:p>
        </text:list-item>
        <text:list-item>
          <text:p text:style-name="P24"><text:span text:style-name="T12">Na podarki dla tureckich i perskich dostojnik</text:span><text:span text:style-name="T5">ó</text:span><text:span text:style-name="T12">w wi</text:span><text:span text:style-name="T5">ę</text:span><text:span text:style-name="T12">cej z</text:span><text:span text:style-name="T5">ł</text:span><text:span text:style-name="T12">ota by trzeba ni</text:span><text:span text:style-name="T5">ż</text:span><text:span text:style-name="T12"> w ca</text:span><text:span text:style-name="T5">ł</text:span><text:span text:style-name="T12">ym Lwowie znajdziesz – Jab</text:span><text:span text:style-name="T5">ł</text:span><text:span text:style-name="T12">onowski oponowa</text:span><text:span text:style-name="T5">ć</text:span><text:span text:style-name="T12"> nie przestawa</text:span><text:span text:style-name="T5">ł</text:span><text:span text:style-name="T12">.</text:span></text:p>
        </text:list-item>
        <text:list-item>
          <text:p text:style-name="P24"><text:span text:style-name="T12">Tote</text:span><text:span text:style-name="T5">ż</text:span><text:span text:style-name="T12"> poza Lwowem r</text:span><text:span text:style-name="T5">ó</text:span><text:span text:style-name="T12">wnie</text:span><text:span text:style-name="T5">ż</text:span><text:span text:style-name="T12"> szuka</text:span><text:span text:style-name="T5">ć</text:span><text:span text:style-name="T12"> nam trzeba, zatem rozmawia</text:span><text:span text:style-name="T5">ł</text:span><text:span text:style-name="T12">em krakowskimi </text:span><text:span text:style-name="T5">Żydami, i oni interes w tym widząc, spółkę ze Lwowskimi kupcami zawiązać chcą. Jeszcze tylko skarb królewski i jego wysokości majestat powagi przedsięwzięciu dodać muszą.</text:span></text:p>
        </text:list-item>
      </text:list>
      <text:p text:style-name="P19">Zdumiał się na ową wzmiankę o Żydach pan Jabłonowski. Jednak konieczność odbudowy handlu znał, sam przecie hodowlą koni się zajmował, i bez importu świeżej krwi ze wschodu, dochować się wierzchowców nie mógł.</text:p>
      <text:list xml:id="list41466106" text:continue-numbering="true" text:style-name="L1">
        <text:list-item>
          <text:p text:style-name="P31">Skarb kr<text:span text:style-name="T5">ó</text:span>lewski i majestat wraz z <text:span text:style-name="T5">Ż</text:span>ydami z Kazimierza handel rozpocz<text:span text:style-name="T5">ąć</text:span> maj<text:span text:style-name="T5">ą</text:span>... Nowe to czasy... Lecz przecie jego wysoko<text:span text:style-name="T5">ść</text:span> z czas<text:span text:style-name="T5">ó</text:span>w dawniejszych kontakty w Stambule ma, to pomo<text:span text:style-name="T5">ż</text:span>e sprawi<text:span text:style-name="T5">ć</text:span>, by handel zaraz po wojnie ruszy<text:span text:style-name="T5">ł</text:span>. Szkoda mianowicie czasu marnowa<text:span text:style-name="T5">ć</text:span>, gdy inni, a to g<text:span text:style-name="T5">łó</text:span>wnie Francuzi i Anglicy, interesy z Port<text:span text:style-name="T5">ą</text:span> robi<text:span text:style-name="T5">ą</text:span> ju<text:span text:style-name="T5">ż</text:span> teraz.</text:p>
        </text:list-item>
        <text:list-item>
          <text:p text:style-name="P37"><text:span text:style-name="T12"><text:s/></text:span><text:span text:style-name="T16">Dalej o planach handlowych, i spotkanie z Jab</text:span><text:span text:style-name="T9">ł</text:span><text:span text:style-name="T16">onowskim</text:span><text:span text:style-name="T12">.</text:span></text:p>
        </text:list-item>
      </text:list>
      <text:p text:style-name="P9"/>
      <text:p text:style-name="P9">* <text:s/>* <text:s/>*</text:p>
      <text:p text:style-name="P8"/>
      <text:p text:style-name="P8">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text:soft-page-break/>Paryżu, gdzie w tajnym gabinecie tajny urzędnik wyjawił w zaufaniu, w której knajpie w Rouen pan pułkownik de Beaulieu w nowej tajnej misji aktualnie wino popija.</text:p>
      <text:p text:style-name="P8">Pojechał zatem de Gourdant do Rouen.</text:p>
      <text:p text:style-name="P8">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3">- Panie Kapitanie – zaczepił błądzącego – Kurs pan Kapitan zgubił na Sekwanie?</text:p>
      <text:p text:style-name="P3">- Kurs zgubiłem na burzliwych wodach polityki, trudniejszych w nawigacji niż trasy morskie – odparł de Gourdant dosiadając się.</text:p>
      <text:p text:style-name="P3">- Na politykę wyprawił się Pan Kapitan? Wielce niebezpieczna to wyprawa, lepiej zostawić ją dla bardziej na tych szlakach obytych.</text:p>
      <text:p text:style-name="P3">-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3">- Ani w dniach najbliższych nie wypłyniemy, ani grudniowych sztormów na Bałtyku w tym roku nie obaczycie – ostrożnie rzekł de Bealieu.</text:p>
      <text:p text:style-name="P3">- Dla porządnie przygotowanego okrętu nie są te sztormy przecie straszne. Marynarzom takie sprawy zwyczajne, a w sytuacji naprawdę trudnej schronić się w przyjaznych szwedzkich portach możemy.</text:p>
      <text:p text:style-name="P3">- Nie dlatego, abym się narazić okręty i marynarzy dzielnych Jego Królewskiej mości obawiał rezygnujemy z tych wypraw. Nie mamy, aktualnie, celu w wyprawie do Gdańska.</text:p>
      <text:p text:style-name="P3">-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3">Zamyślił się pan de Bealieu.</text:p>
      <text:p text:style-name="P3">- Mówicie: Bałtyk, myślicie: Szwecja - powiedział powoli do kapitana - trzebaby Szwecję...</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3"/>
      <text:p text:style-name="P9"/>
      <text:p text:style-name="P9"><text:soft-page-break/>* <text:s/>* <text:s/>*</text:p>
      <text:p text:style-name="P8">"Wielce moja życia a serca pociecho... Jakież to wieści niedobre, a raczej ich brak od WMci Serca mego krewnych i znajomych, jako że gotowizny przyobiecaney mi nieprzysyłają. Przecie nie 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jednak pono, że więcej w pałac swój nowy wedle Kabat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8"/>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text:span><text:span text:style-name="T2">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8">Pewnego południa zaś do chorągwi Ostrowskiego dołączyli pancerni Starczyńskiego, a wraz z nimi sam puł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text:soft-page-break/>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3">-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7">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text:soft-page-break/>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7">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7">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8">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text:soft-page-break/>prędko w drogę dalszą chorągwie, aby wojska tureckie jakieś większe, pożarem ściągnięte, ich tu nie osaczyły.</text:p>
      <text:p text:style-name="P8">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8"><text:s/></text:p>
      <text:h text:style-name="P23" text:outline-level="2">Rozdział III</text:h>
      <text:p text:style-name="P8">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8">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3">-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P8">Tak perorował pan hetman wielki litewski, "zaś na pewno wzbogacą się na niej kiesy sojuszników Cesarza", dodając w myśli. Odrzekł mu generał Gosiewski:</text:p>
      <text:p text:style-name="P3">-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text:soft-page-break/>mogli. Cesarz gwarantem praw naszych tedy zostanie, a my jakoby częścią imperium czuć się będziemy mogli.</text:p>
      <text:p text:style-name="P10">Tu będzie tyrada na temat zalet utraty niepodległości na rzecz imperium.</text:p>
      <text:p text:style-name="P8">Wstał teraz wojewoda trocki, Marcjan Ogiński, posesjonat możny i daleki hetmana Paca krewny.</text:p>
      <text:p text:style-name="P8">-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3">- cóż wybrać? - ozwały się głosy - wschodnią czy zachodnią protekcję nad ojczyzną naszą? Cesarz łaskaw, i car łaskaw...</text:p>
      <text:p text:style-name="P8">Przemówił zatem ponownie hetman wielki litewski:</text:p>
      <text:p text:style-name="P3">- oto cesarz świętego cesarstwa rzymskiego Europę wokół siebie jednoczy. Hiszpania, Niderlandy, Brandenburgia po jego są stronie.</text:p>
      <text:p text:style-name="P3">- z Elektorem Brandenburskim, ze zdradzieckim lennikiem naszym bratać się nam, mości hetmanie, każesz? - wtrącił Benedykt Sapieha - dużo od nas wymagasz.</text:p>
      <text:p text:style-name="P3">- Narodowe interesa, partykularne, polskie, odłożyć nam trzeba. Nikt nas nie pytał, czy chcieliśmy bać Polakami. Jak waszmościowie widzicie, cesarz odłożył uprzedzenia religijne na bok i w walce przeciw tyranii francuskiej zajedno katolików jak i ewangelików jednoczy. 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8">Tu przerwał i spojrzał w twarze zgromadzonego narodu szlacheckiego. Wąsate oblicza Sarmatów z pewnym niezrozumieniem wpatrywały się w perorującego hetmana.</text:p>
      <text:p text:style-name="P8">Benedykt Sapieha rzekł cicho do koniuszego litewskiego Franciszka Sapiehy, brata swego młodszego, stojącego z nim razem:</text:p>
      <text:p text:style-name="P3">- Dziwna jest ta mowa i nic dobrego Litwie, ani nam, nie przyniesie. Przed 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P8">I tak Sapiehowie opuścili obrady konfederacji litewskiej w Widzach. Generał Gosiewski, widząc to, spytał hetmana Paca głosem przyciszonym:</text:p>
      <text:p text:style-name="P3">- Przejdą do Sobieskiego. Nie powstrzymamy ich?</text:p>
      <text:p text:style-name="P8">Hetman potoczył wzrokiem po tłumie szlachty, ciekawie wyglądającej, czy zacni karmazynowie za łby się będą brali jak szaraczkowie w karczmie na zaścianku. Rzekł zatem:</text:p>
      <text:p text:style-name="P3"><text:soft-page-break/>-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mia</text:span><text:span text:style-name="T6">ł</text:span><text:span text:style-name="T13">a</text:span><text:span text:style-name="T2">. Już większym mirem u szlachty litewskiej cieszył się Benedykt Sapieha, a to z racji zasług ojca</text:span><text:span text:style-name="Endnotenzeichen"><text:span text:style-name="T2"><text:note text:id="ftn6" text:note-class="endnote"><text:note-citation>6</text:note-citation><text:note-body><text:p text:style-name="P7">Paweł Jan Sapieha, zm. 1665, hetman wielki litewski, opisany w "Potopie" Sienkiewicza.</text:p></text:note-body></text:note></text:span></text:span><text:span text:style-name="T2"> z czasów wojen ze Szwecją oraz Moskwą. Gdy więc Michał Kazimierz Pac do zawiązania konfederacji przeciw Sobieskiemu wezwał, pod jej aktem, napisanym przez pacowskiego klient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text:span><text:span text:style-name="T2">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8">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8">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8">Peter Pirwitz wyprostował obolałe plecy a następnie oparł się na rydlu, którym rył pracowicie w jasnej, mokrej glebie Podola przez całe popołudnie. Spojrzał na dzieło swoje i pozostałych piechurów z jego kompanii - szańczyk ich dzisiejszego obozu. Sierżant właśnie ogłosił koniec prac na dzisiaj i z zadowoleniem konferował z panem pułkownikiem Stanisławem Morsztynem, który z lunetą, busolą, i papierowym planem okolicy robotę oceniał.</text:p>
      <text:p text:style-name="P3">- Duży nam ten obóz na dzisiaj wyszedł. Więcej się rydlem tej wojny niż szablą namachamy - usłyszał Peter sierżanta.</text:p>
      <text:p text:style-name="P3"><text:soft-page-break/>- Rydel fortecę stanowi, rydla forteca się boi - rzekł pan Morsztyn - a to nie forteca, jeno obóz warowny dla wojsk na noc. Dla większej wojsk ilości żeśmy przygotowali, połączyć nam się trzeba nim na nieprzyjaciela ruszym.</text:p>
      <text:p text:style-name="P8">Tego wieczora do obozu wmaszerowały wojska z Litwy przybyłe.</text:p>
      <text:p text:style-name="P8">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7">Relacja Erazma Otwinowskiego z 1699 roku</text:p></text:note-body></text:note></text:span></text:span><text:span text:style-name="T2">. </text:span></text:p>
      <text:p text:style-name="P8">Tydzień później nadciągnął pod Bar sam Sobieski, a i działa z Trembowli wreszcie dotarły. </text:p>
      <text:p text:style-name="P8">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z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 <text:span text:style-name="T12">Kryczy</text:span><text:span text:style-name="T5">ń</text:span><text:span text:style-name="T12">ski za</text:span><text:span text:style-name="T5">ś</text:span><text:span text:style-name="T12"> za zdrad</text:span><text:span text:style-name="T5">ę</text:span><text:span text:style-name="T12"> Rzeczypospolitej przed s</text:span><text:span text:style-name="T5">ę</text:span><text:span text:style-name="T12">dzi</text:span><text:span text:style-name="T5">ą</text:span><text:span text:style-name="T12"> najwy</text:span><text:span text:style-name="T5">ż</text:span><text:span text:style-name="T12">szym rachunek zdawa</text:span><text:span text:style-name="T5">ł</text:span>.</text:p>
      <text:p text:style-name="P8"/>
      <text:h text:style-name="P23" text:outline-level="2">Rozdział IV</text:h>
      <text:p text:style-name="P8">"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8">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 odziany europejczyk, tłumacz zapewne. Tłumacz ten odezwał się:</text:p>
      <text:p text:style-name="P3">- Jego wysokość gniewa się, że wasze wysiłki na rzecz zwycięstwa w tej wojnie mniejsze ostatnio wydają owoce. Oto król polski wielką armię zgromadził i najechał Podole, które wszak według umów prawomocnych Sułtanowi się należy. Tymczasem nie od was o tym <text:soft-page-break/>pochodzie zdradzieckim dowiedzieliśmy się, jeno wiele krwi wiernych nam żołnierzy nas ta wieść już kosztowała. Mówcie wreszcie teraz, co wiecie o zamiarach króla Lachów.</text:p>
      <text:p text:style-name="P3">- Zamiarem króla polskiego jest odzyskanie Kamieńca i Podola - odrzekli posłowie francuscy - na tym on na pewno poprzestanie, gdy granicę swego państwa sprzed lat pięciu odnowi. Przeto walki w tym rejonie, które wojska jego dostojności Sułtana prowadzą, marnowaniem są tylko sił, które przeciw Austrii spożytkować lepiej można. Lepiej stabilną granicę na Dniestrze ustanowić, zamiast na północ od niego wojska marnować. Od strony Polski nic nie grozi, na Mołdawię się nie wyprawią.</text:p>
      <text:p text:style-name="P3">-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8">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3">- Bar wzięty!</text:p>
      <text:p text:style-name="P3"/>
      <text:p text:style-name="P3"/>
      <text:p text:style-name="P8">Wygnawszy posłów francuskich Sułtan zgromadził wokół siebie doradców. Wysłuchawszy dokładnie sprawozdania Kara Mustafy, zadumał się. Ta wojna w odległym kraju wielce niewygodna się stała. Ten Lwów i Kraków muszą poczekać jeszcze d<text:span text:style-name="T5">ł</text:span><text:span text:style-name="T12">ugo </text:span>na światło prawdziwej wiary Proroka. Nawet nazwy prawdziwie osmańskiej jeszcze im nie wymyślono...</text:p>
      <text:p text:style-name="P3">-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8">Tak oto, mimo pory zimowej, ponownie ruszyła machina bojowa wielkiego państwa tureckiego. Może jeszcze da się skłonić Lachów do pokoju takiego, który nie byłby dla sułtana uwłaczający.</text:p>
      <text:p text:style-name="P8">Generał Kątski siedząc w Trembowli z ulgą przyjął o kapitulacji Baru wiadomość. Już był bowiem w kropce, które działa dokąd wysłać. Sieniawski coraz ściślej Kamieniec oblegał, lecz bez dział <text:soft-page-break/>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p>
      <text:p text:style-name="P8">"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8">Dlatego, dla tych<text:span text:style-name="T5">ż</text:span><text:span text:style-name="T12">e plan</text:span><text:span text:style-name="T5">ó</text:span><text:span text:style-name="T12">w,</text:span> <text:s/>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 – tu walczy Szymon Becza</text:span></text:span><text:span text:style-name="Absatz-Standardschriftart"><text:span text:style-name="T8">ł</text:span></text:span><text:span text:style-name="Absatz-Standardschriftart"><text:span text:style-name="T15">a</text:span></text:span></text:p>
      <text:h text:style-name="P22" text:outline-level="2">Rozdział V</text:h>
      <text:p text:style-name="P8">W ciągu listopada trudniej się wojowało wołochom pana Ostrowskiego w Mołdawii. Co prawda jesień była cieplejsza na południe od Dniestru, pogoda zatem nie doświadczała wojaków, i 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8">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8">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text:soft-page-break/>przypadku odmowy. Tatarzy bia<text:span text:style-name="T5">ł</text:span><text:span text:style-name="T12">ogrodzcy do wojny z Lachami si</text:span><text:span text:style-name="T5">ę</text:span><text:span text:style-name="T12"> nie kwapili, lecz jeszcze mniej mieli ochot</text:span><text:span text:style-name="T5">ę</text:span><text:span text:style-name="T12"> stawia</text:span><text:span text:style-name="T5">ć</text:span><text:span text:style-name="T12"> czo</text:span><text:span text:style-name="T5">ł</text:span><text:span text:style-name="T12">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8">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8">Chorągiew pana Starczyńskiego szła przez opuszczoną wieś Rudą w kierunku Chocimia na czele kolumny pu<text:span text:style-name="T5">ł</text:span><text:span text:style-name="T12">kowej </text:span>pana Modrzewskiego. Jabłonowski już w nocy wysłał trzy pułki, Bogusza, <text:span text:style-name="T5">Łą</text:span><text:span text:style-name="T12">ckiego i Modrzewskiego w</text:span><text:span text:style-name="T5">ł</text:span><text:span text:style-name="T12">a</text:span><text:span text:style-name="T5">ś</text:span><text:span text:style-name="T12">nie,</text:span>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8">Trzec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4">P</text:span><text:span text:style-name="Absatz-Standardschriftart"><text:span text:style-name="T4">eter znowu rydlem macha</text:span></text:span><text:span text:style-name="Absatz-Standardschriftart"><text:span text:style-name="T7">ł</text:span></text:span><text:span text:style-name="Absatz-Standardschriftart"><text:span text:style-name="T14">, a</text:span></text:span><text:span text:style-name="Absatz-Standardschriftart"><text:span text:style-name="T7">ż</text:span></text:span><text:span text:style-name="Absatz-Standardschriftart"><text:span text:style-name="T14"> mu pot zalewa</text:span></text:span><text:span text:style-name="Absatz-Standardschriftart"><text:span text:style-name="T7">ł</text:span></text:span><text:span text:style-name="Absatz-Standardschriftart"><text:span text:style-name="T14"> oczy. I to pomimo mro</text:span></text:span><text:span text:style-name="Absatz-Standardschriftart"><text:span text:style-name="T7">ź</text:span></text:span><text:span text:style-name="Absatz-Standardschriftart"><text:span text:style-name="T14">nego powietrza i </text:span></text:span><text:span text:style-name="Absatz-Standardschriftart"><text:span text:style-name="T7">ś</text:span></text:span><text:span text:style-name="Absatz-Standardschriftart"><text:span text:style-name="T14">niegu, zalegaj</text:span></text:span><text:span text:style-name="Absatz-Standardschriftart"><text:span text:style-name="T7">ą</text:span></text:span><text:span text:style-name="Absatz-Standardschriftart"><text:span text:style-name="T14">cego w ca</text:span></text:span><text:span text:style-name="Absatz-Standardschriftart"><text:span text:style-name="T7">ł</text:span></text:span><text:span text:style-name="Absatz-Standardschriftart"><text:span text:style-name="T14">ej dolinie Dniestru. Dobry mia</text:span></text:span><text:span text:style-name="Absatz-Standardschriftart"><text:span text:style-name="T7">ł</text:span></text:span><text:span text:style-name="Absatz-Standardschriftart"><text:span text:style-name="T14"> widok Peter na t</text:span></text:span><text:span text:style-name="Absatz-Standardschriftart"><text:span text:style-name="T7">ę</text:span></text:span><text:span text:style-name="Absatz-Standardschriftart"><text:span text:style-name="T14"> dolin</text:span></text:span><text:span text:style-name="Absatz-Standardschriftart"><text:span text:style-name="T7">ę, ze wzniesienia na którym pracował wznosząc fortyfikacje, bowiem wzgórza między Otaczem a Żwańcem dominowały nad terenem zapewniając widok od Isakowa aż za Rudą. Po drugiej stronie Dniestru widać było niewielką fortalicję trzymaną przez brygadę jenerała Rappa, razem półtora tysiąca polskich piechurów, a przede wszystkim Chocim zajęty przez Turków. Tu pod Żwańcem wszystkie regimenty piesze, dragońskie, a także kawalerzyści którym padły konie, sypali szańce umacniając stare polskie </text:span></text:span><text:span text:style-name="Absatz-Standardschriftart"><text:span text:style-name="T7">fortyfikacje i rozszerzając je, a to dla pomieszczenia wielkiej ilości wojsk, które król jegomość ostawił tu pod Sieniawskim. Wszyscy, od towarzyszy najgórniejszych chorągwi aż po Petera z rydlem zdawali sobie sprawę z konieczności powstrzymania kontrofensywy Osmanów, którzy w innym wypadku zaraz polskie oblężenie Kamieńca by zdjęli. Sieniawski, świeżo wyniesiony na godność marszałka nadwornego koronnego, którą uprzednio Sobieski wszak piastował, pewien był, że zadanie to wykona, jeśli tylko dość czasu na przygotowanie pozycji miał będzie. Mógł liczyć na wsparcie licznej kawalerii Jabłonowskiego, w razie potrzeby mógł wezwać nawet dalsze posiłki jazdy spod Kamieńca, jedynie </text:span></text:span><text:soft-page-break/><text:span text:style-name="Absatz-Standardschriftart"><text:span text:style-name="T7">artylerii nie posiadał. Cała polska artyleria pod Kamieńcem potrzebna była przecie, zatem przewagi tureckiej na tym polu pan Sieniawski obawiał się.</text:span></text:span></text:p>
      <text:p text:style-name="P8">Medżi Gerej nigdy nie pchał się do bijatyki, więc i teraz z kilkoma krewniakami raczej z tyłu się trzymał. Widział jak Tatarzy zderzyli się z Lachami i podejrzewał że starcie to niepomyślny obrót 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8">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trzy pułki pancernych całe za Tatarami na wschód gnały. Fortyfikacje Żwańca nikły w tumanie śniegu za ich plecami...</text:p>
      <text:p text:style-name="P8">Pana Sieniawskiego <text:span text:style-name="T5">zdumienie</text:span><text:span text:style-name="T12"> ogarn</text:span><text:span text:style-name="T5">ęło</text:span><text:span text:style-name="T12"> na widok oddalaj</text:span><text:span text:style-name="T5">ą</text:span><text:span text:style-name="T12">cych si</text:span><text:span text:style-name="T5">ę</text:span><text:span text:style-name="T12"> w po</text:span><text:span text:style-name="T5">ś</text:span><text:span text:style-name="T12">cigu za Tatarami kawalerzyst</text:span><text:span text:style-name="T5">ó</text:span><text:span text:style-name="T12">w. Nie taki by</text:span><text:span text:style-name="T5">ł</text:span><text:span text:style-name="T12"> plan! Czy tego Jab</text:span><text:span text:style-name="T5">ł</text:span><text:span text:style-name="T12">onowskiego szale</text:span><text:span text:style-name="T5">ń</text:span><text:span text:style-name="T12">stwo bitewne ponios</text:span><text:span text:style-name="T5">ł</text:span><text:span text:style-name="T12">o, czy sam szuka chwa</text:span><text:span text:style-name="T5">ł</text:span><text:span text:style-name="T12">y? Niepodobne to do niego, zwykle przecie</text:span><text:span text:style-name="T5">ż</text:span><text:span text:style-name="T12"> sw</text:span><text:span text:style-name="T5">ą</text:span><text:span text:style-name="T12"> </text:span><text:span text:style-name="T5">żą</text:span><text:span text:style-name="T12">dz</text:span><text:span text:style-name="T5">ę</text:span><text:span text:style-name="T12"> krwi wcale niesarmack</text:span><text:span text:style-name="T5">ą ostrożnością poskramiał. To teraz cała chwała na mnie, gdym tu sam ostał, spadnie.</text:span></text:p>
      <text:p text:style-name="P12">I rzeczywiście, ruch w obozie tureckim pod Chocimiem, obserwowany przez cały poranek, wzmógł się teraz, i nim wczesny zimowy wieczór nastał, cała armia Kapłana Paszy ustawiła naprzeciw fortyfikacji polskich. I zaczęło się. Turcy zaatakowali jednocześnie w trzech miejscach. Na lewym Sieniawskiego skrzydle wyborowy przyboczny korpus wielkiego wezyra oraz kozacy, w centrum gwardia janczarska Kapłana Paszy i paszy Diaberkiru, na prawym jazda – sipahowie, oddziały mołdawskie oraz oddziały beja Sofii Achmeda Seidoglu, które miały wedrzeć się gwałtowną szarżą wzdłuż wąskiej doliny łagodnie opadającej ku Dniestrowi, gdzie biegła droga z Chocimia do Otacza. </text:p>
      <text:p text:style-name="P8"><text:span text:style-name="T5">Jednak piechota i spieszona jazda polska, mimo niedokończonych fortyfikacji, pozycje sprawnie zajęła. Z tyłu stały nieliczne chorągwie jazdy, które Sieniawskiemu zostały. Rozkazy wykonywano sprawnie, każdy żołnierz wiedział, iż do nocy za wszelką cenę wytrzymać trzeba. Petera feldfebel zakazał otwierać ognia bez rozkazu. Peter trzymał muszkiet w spoconych mimo zimna rękach, od nacierających jeźdźców jedynie nasypem oddzielony. Pikinierzy uformowali się dalej w głębi, grupka zmarzniętych postaci niegroźnie wyglądająca naprzeciw nawały koni nacierającej znad rzeki. Oto nawała ta jednak w strumyki oddzielne się podzieliła, wedle dolin ku Dniestrowi opadających. Jeden z tych strumyków prosto na Petera leciał. Już widział Peter oddzielnych jeźdźców, już ich ubiór oglądał, szare i zielonkawe kubraki, czapy prostokątne, krzywe szable nad głowami wzniesione, nieliczni zaś krótkie kopie dzierżyli. Nad nimi niebo pociemniało od strzał przez drugi szereg jeźdźców wystrzelonych. Już od lewej strony Petera dobiegł grzmot salwy muszkietowej, który zaraz w nieregularną palbę się przerodził, lecz rozkaz feldfebla nie padał. Już podniosło się z lewej </text:span><text:soft-page-break/><text:span text:style-name="T5">„Ałła akbar!” i wrzaski straszliwe, walkę wręcz znamionujące, lecz piechurom nadal strzelać nie kazano. Już pierwsze szaro-zielone szeregi jeźdźców Petera minęły i do pikinierów docierały, gdy wreszcie padło upragnione „Feuer!” Szarpnął Peter spust muszkietu, muszkiet do góry podskoczył, ale jeździec do którego Peter celował spadł – może przez kogoś innego trafiony? Peter bez rozkazu zsunął </text:span><text:span text:style-name="T5">się za okop, wstał i muszkiet nabijać począł, w tym czasie piechur z drugiego szeregu na okop wspiął się, przykucnął, i na ponowne „Feuer!” feldfebla wypalił, a następnie krzyknął „ubit, taki syn!”. Zaraz jednak padł, strzałą przeszyty. Feldfebel krzyknął: „do szabel!”, Peter rzucił więc muszkiet, patrząc jeno, by ten lufą do góry o okop się oparł, i wyciągnąwszy szablę, którą do tej pory bez potrzeby szmat drogi wlókł, na okop wbiegł. Zanim na szczyt dotarł, zdjął z głowy futrzany kołpaczek, i głowę gołą wystawił. Tam zaś ujrzał kłębowisko trupów końskich i ludzkich, przez które z trudem nowa fala jeźdźców w szarych kubrakach się przedzierała. Z prawej stała skupiona znacznie mniejsza grupka pikinierów. Jednak mimo lecących na nich strzał stali pikinierzy niewzruszenie i piki swe przeciw wrogowi pochylone krzepko dzier</text:span><text:span text:style-name="T5">ż</text:span><text:span text:style-name="T5">yli. Fala je</text:span><text:span text:style-name="T5">ź</text:span><text:span text:style-name="T5">d</text:span><text:span text:style-name="T5">źców w szarych kubrakach przed pikinierami zatrzymała się i zakotłowała. L</text:span><text:span text:style-name="T5">iczni z koni zsiadać poczęli i jęli piąć się na nasyp, na którym Peter z szablą przykucnął. Obok niego przycupnął feldfebel ze swym szpontonem, i spod swego sumiastego wąsa zamruczał:</text:span></text:p>
      <text:list xml:id="list6750516170705115949" text:style-name="L2">
        <text:list-header>
          <text:p text:style-name="P33">- To teraz wóz albo przewóz...</text:p>
        </text:list-header>
      </text:list>
      <text:p text:style-name="P13">Dziwił się prawie pan marszałek Sieniawski, że tak dobrze obrona się udaje. Oto Kozacy wierni sułtanowi, atakuj<text:span text:style-name="T5">ą</text:span>c wręcz nastawać nie chcieli, jeno strzelbę wielką ale nieskuteczną czynili i na wynik szturmu janczarów czekali. Janczarzy zaś tureccy, z doborowych jednostek, mimo wielkiej przewagi liczebnej, wielki krzyk na początek ataku podnieśli, ale potem ledwie raz z muszkietów swych krótkich wypalili, a potem z szablami wielce niechętnie na umocnienia polskie rzucili się. Wielu z nich zaś do ataku wcale nie poszło, jeno tak gdzie stali, tam i na wieczność ostali – tak wiatr z północy tego grudniowego wieczora Rzeczypospolitej bronił. A przypomniał sobie niejeden syn południowych stepów opowieści sprzed roku, gdy korpus cały osmański pod Chocimiem ofiarą mrozu oraz Lwa Północy stał się – i atak na fortalicję Otacza naprędce wzniesioną impet swój zupełnie stracił. Widział to pan Sieniawski, że teraz tylko od kiepsko umocnionych, lecz naturą mocno bronionych jarów naddniestrzańskich na prawym skrzydle niebezpieczeństwo nadchodzi. Tam walczył dzielny, lecz niedoświadczony regiment pieszy Łęckiego, tam teraz rozpoczęła się szarża doborowej jazdy ciężkiej osmańskiej, „Deli” - szaleńcy zwanej, osobistej rezerwy beja Sofii. „Obaczym, czyj odwód lepszy”, pomyślał pan Sieniawski, swą nową drewnianą buławą skinął, i oto trzy świeże chorągwie husarskie księcia Ostrogskiego, przez młodego ale już w bojach doświadczonego porucznika Andrzeja Trzecieskiego<text:note text:id="ftn8" text:note-class="endnote"><text:note-citation>8</text:note-citation><text:note-body><text:p text:style-name="Endnote">Posta<text:span text:style-name="T5">ć</text:span><text:span text:style-name="T12"> historyczna. Wsp</text:span><text:span text:style-name="T5">ół</text:span><text:span text:style-name="T12">czesna wersja nazwiska: Trzeciecki</text:span></text:p></text:note-body></text:note> dowodzone uda<text:span text:style-name="T5">ł</text:span>y si<text:span text:style-name="T5">ę</text:span> w stronę południowych wałów. Przez specjalnie dobrane przerwy w nich pozostawione dostały się na czoło, w bok, i na tył atakującej formacji tureckiej. Trzy chor<text:span text:style-name="T5">ą</text:span>gwie niczym trzy strumienie przeby<text:span text:style-name="T5">ł</text:span>y umocnienia i wyr<text:span text:style-name="T5">ó</text:span>wna<text:span text:style-name="T5">ł</text:span>y szyk nie zatrzymuj<text:span text:style-name="T5">ą</text:span>c si<text:span text:style-name="T5">ę</text:span>. Trzecieski przy <text:span text:style-name="T5">ś</text:span>rodkowej chor<text:span text:style-name="T5">ągwi będący, wraz i podwójnie do szarży trąbić kazał. Na ten znak jego chorągiew <text:s/>ledwo co wały minąwszy, <text:s/>kłusem ruszyła. Husarze wyciągnęli </text:span>koncerze<text:note text:id="ftn9" text:note-class="endnote"><text:note-citation>9</text:note-citation><text:note-body><text:p text:style-name="Endnote">Koncerze – dwumetrowe miecze husarii, u<text:span text:style-name="T5">ż</text:span><text:span text:style-name="T12">ywane jako kr</text:span><text:span text:style-name="T5">ó</text:span><text:span text:style-name="T12">tkie kopie. Prawdziwych kopii husaria w walkach z Turkami nie u</text:span><text:span text:style-name="T5">ż</text:span><text:span text:style-name="T12">ywa</text:span><text:span text:style-name="T5">ł</text:span><text:span text:style-name="T12">a, bowiem turecka piechota nie dysponowa</text:span><text:span text:style-name="T5">ł</text:span><text:span text:style-name="T12">a formacjami pikinier</text:span><text:span text:style-name="T5">ó</text:span><text:span text:style-name="T12">w. Wojsko osma</text:span><text:span text:style-name="T5">ń</text:span><text:span text:style-name="T12">skie polega</text:span><text:span text:style-name="T5">ł</text:span><text:span text:style-name="T12">o bowiem na swej bardzo licznej kawalerii (</text:span><text:span text:style-name="T5">ś</text:span><text:span text:style-name="T12">rednich sipahach i ci</text:span><text:span text:style-name="T5">ęż</text:span><text:span text:style-name="T12">kich, acz nielicznych deli), aby znosi</text:span><text:span text:style-name="T5">ć</text:span><text:span text:style-name="T12"> kawaleri</text:span><text:span text:style-name="T5">ę</text:span><text:span text:style-name="T12"> wroga. To oczywi</text:span><text:span text:style-name="T5">ś</text:span><text:span text:style-name="T12">cie wystarcza</text:span><text:span text:style-name="T5">ł</text:span><text:span text:style-name="T12">o w wojnach z przeciwnikiem zachodnim, jak Austria.</text:span></text:p></text:note-body></text:note> i z gromkim okrzykiem na ci<text:span text:style-name="T5">ęż</text:span>k<text:span text:style-name="T5">ą</text:span> jazd<text:span text:style-name="T5">ę</text:span> osma<text:span text:style-name="T5">ń</text:span>sk<text:span text:style-name="T5">ą</text:span> wpadli. Deli za<text:span text:style-name="T5">ś</text:span> atak sw<text:span text:style-name="T5">ó</text:span>j na pikinier<text:span text:style-name="T5">ó</text:span>w w g<text:span text:style-name="T5">łębi parowu zasadzonych powstrzymali i na husarzy Trzecieskiego obrócili. Ci zaś impetu szarży pozbawieni ustępować przed liczebnie kilkakroć liczniejszym przeciwnikiem poczęli</text:span>. Lecz oto namiestnicy chor<text:span text:style-name="T5">ą</text:span>gwie dwie pozosta<text:span text:style-name="T5">ł</text:span>e swe przez wa<text:span text:style-name="T5">ł</text:span>y przeprowadzili. Zabrzmia<text:span text:style-name="T5">ł</text:span>a tr<text:span text:style-name="T5">ą</text:span>bka od p<text:span text:style-name="T5">ół</text:span>nocnej strony oddzia<text:span text:style-name="T5">ł</text:span>u tureckiego. Odpowiedzia<text:span text:style-name="T5">ł</text:span>a jej druga od po<text:span text:style-name="T5">ł</text:span>udniowej. Husarskie konie przesz<text:span text:style-name="T5">ł</text:span>y w k<text:span text:style-name="T5">ł</text:span>us, ich je<text:span text:style-name="T5">ź</text:span>d<text:span text:style-name="T5">ź</text:span>cy wyci<text:span text:style-name="T5">ą</text:span>gn<text:span text:style-name="T5">ę</text:span>li swe koncerze spod siode<text:span text:style-name="T5">ł</text:span>. Wtedy zagra<text:span text:style-name="T5">ły</text:span> tr<text:span text:style-name="T5">ą</text:span>bki raz drugi. Ci<text:span text:style-name="T5">ęż</text:span>ko opancerzeni husarze wstali w strzemionach, konie przesz<text:span text:style-name="T5">ł</text:span>y w galop. Zafurkotały skrzyd<text:span text:style-name="T5">ł</text:span>a osadzone na plecach polskich je<text:span text:style-name="T5">źdźców, i z </text:span><text:soft-page-break/><text:span text:style-name="T5">tym furkotem, hukiem galopu, i z okrzykami „Jezus! Maria!” oraz „Bij! Zabij!” wpadli oni na niemogących się już uformować deli.</text:span></text:p>
      <text:p text:style-name="Text_20_body">Tak się zatem <text:span text:style-name="T6">stało,</text:span> iż krwawiące na liniach obrony regimenty piechoty Sieniawskiego zdołały obronić swoje pozycje. Janczarzy poczęli się cofać ku swoim pozycjom wyjściowym nad sam<text:span text:style-name="T5">ą</text:span><text:span text:style-name="T12"> rzek</text:span><text:span text:style-name="T5">ą</text:span><text:span text:style-name="T12">, za</text:span><text:span text:style-name="T5">ś</text:span><text:span text:style-name="T12"> Kapłan Pasza po naradzie z swoimi dowódcami kaza</text:span><text:span text:style-name="T5">ł</text:span><text:span text:style-name="T12"> zaprzestać walki i wycofać swoje zmęczone </text:span><text:span text:style-name="T12">oddziały do obozu, dla ogrzania się i odpoczynku. Dla wielu tysi</text:span><text:span text:style-name="T5">ę</text:span><text:span text:style-name="T12">cy jego wojak</text:span><text:span text:style-name="T5">ó</text:span><text:span text:style-name="T12">w ten rozkaz przyszed</text:span><text:span text:style-name="T5">ł</text:span><text:span text:style-name="T12"> za p</text:span><text:span text:style-name="T5">óźno. Mróz i zapadająca ciemność zdawały się jednak nie przeszkadzać synom północy, polska jazda wyzyskała swobodę działania i zaczęła wyłapywać licznych maruderów i szarpać czaty osmańskie ustawione na przedpolu obozu. Nie przeszkadzali polskim jeźdźcom Tatarzy, których do osłony swego odwrotu wysłał Kapłan Pasza. Tatarzy mianowicie ledwo przez Dniestr się przeprawili, już poszli w rozsypkę, ledwie na widok chorągwi pana Potockiego, czy też powracających z wyprawy na po</text:span><text:span text:style-name="T5">ł</text:span><text:span text:style-name="T5">udnie oddzia</text:span><text:span text:style-name="T5">łó</text:span><text:span text:style-name="T5">w pana Jabłonowskiego.</text:span></text:p>
      <text:p text:style-name="P17">Przed namiotem wodza wyprawy stało na warcie dwóch dobrze uzbrojonych i porz<text:span text:style-name="T5">ą</text:span>dnie odzianych sipah<text:span text:style-name="T5">ó</text:span>w. Mimo <text:span text:style-name="T5">ż</text:span>e stali nieruchomo, nie trz<text:span text:style-name="T5">ęś</text:span>li si<text:span text:style-name="T5">ę</text:span> z zimna jak reszta obozu tureckiego. Trz<text:span text:style-name="T5">ęś</text:span>li si<text:span text:style-name="T5">ę</text:span> ze strachu, s<text:span text:style-name="T5">ł</text:span>uchaj<text:span text:style-name="T5">ąc wściekłej mowy Kapłana Paszy do murzy Akila, wysłannika Selim Gereja, naczelnego chana wszystkich tatarskich ord. Oto dowódca korpusu tureckiego śmiał krytykować chana za opieszałość, a jego wojownikom wręcz tchórzostwo wytykać.</text:span></text:p>
      <text:list xml:id="list6107611300529180389" text:style-name="L3">
        <text:list-header>
          <text:p text:style-name="P27">- Połowa waszych ord rano uciekła, także <text:s/>niewiernych okrążyć nie mogliśmy. Druga połowa teraz wieczorem mi się rozbiegła, gdym ich do osłony moich baranków bojem zmęczonych potrzebował. Nic nie są warci, nawet szpiegować mi o posunięciach nieprzyjaciela nie umieją.</text:p>
        </text:list-header>
      </text:list>
      <text:p text:style-name="P4"/>
      <text:p text:style-name="P11">Murza Akil nic nie mówił, jeno głową o ziemię bił. Wszystko jednak panu swemu, Selimowi Gerejowi, chanowi i potomkowi chanów od pokoleń, przekazał. Wściekłości Kapłana Paszy na tatarów nie zmniejszyła wiadomość dostarczona przez nielicznych powracających Tatarów, że niewierni okopy swe nad Dniestrem opuszczają i na północ posuwają się, dokąd, nie wiadomo.</text:p>
      <text:p text:style-name="P4">- Nie mam nawet kim ich teraz ścigać, do rana rzecz ta poczekać musi, przez tchórzostwo tatarskie!</text:p>
      <text:p text:style-name="P11"><text:s/>W tym dniu powstała nienawiść wielka pomiędzy chanem a tureckim dowódcą. </text:p>
      <text:p text:style-name="P11">Pan Sieniawski rzeczywiście od zakończenia ataków tureckich rozważał wycofanie się na północ. Przecie jutro rano na mnie większa siła jeszcze ruszy, i jeszcze artyleryi użyją, myślał. Z drugiej strony, król i hetman tu tkwić marszałkowi kazał. Jednak dalsza obrona tego stanowiska, niezbyt dobrze przygotowanego, a już przez wroga rozpoznanego zbyt ryzykowną marszałkowi się jawiła. Wśród tych rozważań oznajmiono mu przybycie posłańca od chorągwi wołoskiej, warującej na czatach na tureckim brzegu Dniestru. Wszedł młody człowiek, bez butów i czapki, z szablą na sznurku, mokry i zmarznięty, ledwo suchym kocem go dragoni Sieniawskiego a gorzałką wspomogli.</text:p>
      <text:p text:style-name="P4">- A co tam na bisurmańskim brzegu o wojskach wroga wiecie?</text:p>
      <text:p text:style-name="P4">- Wasza dostojność, przez dzień cały naliczylim janczarów i inszej piechoty tysięcy o<text:span text:style-name="T5">ś</text:span>mna<text:span text:style-name="T5">ś</text:span>cie, sipahów siedem. Lżejszych wojsk jako to mołdawskich pięć. Do tego wielkie ilości Tatarów.</text:p>
      <text:p text:style-name="P4">- Z Tatary i sipahi jużeśmy się poznali, janczarów jednak tylu nie widzieliśmy, gdzie się oni dziś podziewali?</text:p>
      <text:p text:style-name="P4">- Wasza dostojność, wraży wódz więcej niż połowę piechoty dziś w rezerwie trzymał i potem w porządku do obozu wycofał...</text:p>
      <text:p text:style-name="P4">- Widno Jabłonowskiego się obawiał. Jutro zaś ich do ataku rzuci. Przecie i armaty wreszcie przeprawi...</text:p>
      <text:p text:style-name="P4"><text:soft-page-break/>- Armat on nie ma, bo pośpiesznie wyprawę przygotował, a te co ze sobą wziął, to mu je rozwaliliśmy..! Wasza dostojność wybaczy, że w słowo wpadam..</text:p>
      <text:p text:style-name="P4">Tu ugiął się żołnierz w pokłonie.</text:p>
      <text:p text:style-name="P4">- A toś mi zuch! Prawdziwie kawalerska w waszmościach fantazja! Wasze kim jesteś, jakim znakiem się pieczętujesz?</text:p>
      <text:p text:style-name="P4">- Nie jestem szlachcicem polskim, lecz Wołochem służącym Rzeczypospolitej. Mircea Wiszinoiu na mnie wołają, a z Ploiesti pochodzę.</text:p>
      <text:p text:style-name="P11">Zatem podjął decyzję o wycofaniu na północ pan Sieniawski. Liczył na to, że Turcy owego wycofania nie zauważą, aby też ich zatrudnić, nakazał wzmocnić aktywność kawalerii na przedpolu. Wysłał też posłańca do Sobieskiego, aby o rozkazy nowe prosić i posiłki wybłagać. Już następnego ranka przybyli do nowej pozycji Sieniawskiego, pod Łastowce, dragoni spod Kamieńca. Oprócz nich nadszedł nad pola walk mróz.</text:p>
      <text:p text:style-name="P11">Skończyła się ostatnia warta nocna. Szymon Becza<text:span text:style-name="T5">ł</text:span>a wstał i poderwał swego konia, obok którego spał, następnie zaczął go czyścić. Szykował się na kolejny nudny dzień oblężenia, tym razem jednak pomiędzy dragonami przebiegli podoficerowie i zakomenderowali, że na rozkaz brygadiera Dönnemarka wraz cała rota na koń siadać i przy bramie chocimskiej obozu zbierać się ma.</text:p>
      <text:p text:style-name="P11">Zaraz tedy cała brygada dragońska, okutana w koce, w zimny grudniowy poranek na po<text:span text:style-name="T5">ł</text:span>udnie <text:span text:style-name="T5">ż</text:span>wawo maszerowa<text:span text:style-name="T5">ł</text:span>a. </text:p>
      <text:p text:style-name="Dialog">- Zatem nie na szturm fortecy nas szykuj<text:span text:style-name="T5">ą</text:span>, jeno na bitw<text:span text:style-name="T5">ę</text:span> waln<text:span text:style-name="T5">ą</text:span> – skomentowa<text:span text:style-name="T5">ł</text:span> Jan Pliszka, nie pierwsz<text:span text:style-name="T5">ą</text:span><text:span text:style-name="T12"> jako dragon kampani</text:span><text:span text:style-name="T5">ę</text:span><text:span text:style-name="T12"> odprawuj</text:span><text:span text:style-name="T5">ą</text:span><text:span text:style-name="T12">cy.</text:span></text:p>
      <text:p text:style-name="P11">Sprawnie kolumn<text:span text:style-name="T5">ą</text:span> przeprawili si<text:span text:style-name="T5">ę</text:span> przez strumie<text:span text:style-name="T5">ń</text:span> <text:span text:style-name="T5">Ż</text:span>wa<text:span text:style-name="T5">ń</text:span>czyk. Mil kilka ujechali, w<text:span text:style-name="T5">ś</text:span>r<text:span text:style-name="T5">ó</text:span>d wzg<text:span text:style-name="T5">ó</text:span>rz z rzadka zagajnikami poro<text:span text:style-name="T5">ś</text:span>ni<text:span text:style-name="T5">ę</text:span>tymi. Nagle trąbka zabrzmiała, zabrzmiał głos oficera: „Rotte! Links rum! Do szabel!” i pierwsze szeregi przyspieszyły do kłusa. Podniósłszy wzrok, Szymon ujrzał drobne sylwetki na drobnych konikach, ku którym teraz jechali.</text:p>
      <text:p text:style-name="P4">- Tatarów spychamy – rzekł weteran Pliszka, biorąc swój pałasz.</text:p>
      <text:p text:style-name="P4">- Mieliśmy walczyć tylko pieszo – odparł Szymon chwytając niepewnie za swój.</text:p>
      <text:p text:style-name="P11">Tatarzy nie dali dragonom mo<text:span text:style-name="T5">ż</text:span>liwo<text:span text:style-name="T5">ś</text:span>ci po<text:span text:style-name="T5">ć</text:span>wiczenia fechtunku. Przecie wynik pojedynk<text:span text:style-name="T5">ó</text:span>w szermierczych pewny wcale nie by<text:span text:style-name="T5">ł</text:span>, bo cho<text:span text:style-name="T5">ć</text:span> Tatar od dragona zwykle bardziej w fechtunku do<text:span text:style-name="T5">ś</text:span>wiadczony, to jednak licho uzbrojony i na mniejszym koniu siedz<text:span text:style-name="T5">ą</text:span>cy. Jednak celem Tatar<text:span text:style-name="T5">ó</text:span>w by<text:span text:style-name="T5">ł</text:span> zwiad w kierunku na Kamieniec, a nie walka. Widz<text:span text:style-name="T5">ą</text:span>c polskich je<text:span text:style-name="T5">ź</text:span>d<text:span text:style-name="T5">ź</text:span>c<text:span text:style-name="T5">ó</text:span>w, zdecydowanie w ich stron<text:span text:style-name="T5">ę</text:span> <text:span text:style-name="T5">ł</text:span>aw<text:span text:style-name="T5">ą</text:span> zawracaj<text:span text:style-name="T5">ą</text:span>cych, pierzchn<text:span text:style-name="T5">ęli. Tumanem kurzawy śnieżnej, swym galopem podniesionym, od dragonów się odgrodziwszy, aż po obóz Kapłana Paszy pierzchali. Tam zaś relację jedynie o obecności jakichś wojsk polskich na drodze między Kamieńcem a Łastowcami wodzowi tureckiemu zdali, a dalej </text:span><text:span text:style-name="T5">na po</text:span><text:span text:style-name="T5">ł</text:span>udnie, mimo tego<text:span text:style-name="T5">ż</text:span> wodza protest<text:span text:style-name="T5">ó</text:span>w, po<text:span text:style-name="T5">ś</text:span>piesznie udali si<text:span text:style-name="T5">ę</text:span><text:span text:style-name="T5">. Niewiele z tą informacją począć mógł Kapłan Pasza, zatem dalej z decyzjami zwlekał, na wojska nowe przez Dniestr się przeprawiające czekał, plany na rozmaite wypadki snuł, a na Tatarów wyrzekał.</text:span></text:p>
      <text:p text:style-name="P11">Brygada dragonów Dönnemarka zaś minęła spokojnie wyludnioną wieś Łastowce i doszła na swoje miejsce na prawym skrzydle wojsk polskich. Układanka Sobieskiego zaczynała nabierać kształtu.</text:p>
      <text:p text:style-name="P11">Hetman wielki bowiem, w odpowiedzi na Sieniawskiego pisanie, raz na zawsze tureckiej odsieczy pozbyć się postanowił, aby wszelką nadzieję obrońcom Kamieńca odebrać albo chociaż spokojnie szturm ostateczny przygotować. Wiele czasu na to wojowanie mu nie pozostało, bo jego francuscy przyjaciele przed końcem roku wojnę zakończyć zalecili. Bez francuskich pieniędzy wojny prowadzić się nie da, myślał Sobieski, wojska do bitwy walnej zbierając.</text:p>
      <text:p text:style-name="P11"><text:soft-page-break/>Dzie<text:span text:style-name="T5">ń</text:span> ca<text:span text:style-name="T5">ł</text:span>y drogi na po<text:span text:style-name="T5">ł</text:span>udnie zagna<text:span text:style-name="T5">ł</text:span> si<text:span text:style-name="T5">ę</text:span> pu<text:span text:style-name="T5">ł</text:span>k Modrzewskiego w pogoni za Tatarami. Ju<text:span text:style-name="T5">ż</text:span> dogasa<text:span text:style-name="T5">ł</text:span> op<text:span text:style-name="T5">ó</text:span>r zaciekle do tej pory broni<text:span text:style-name="T5">ą</text:span>cych si<text:span text:style-name="T5">ę</text:span> ordy<text:span text:style-name="T5">ń</text:span>c<text:span text:style-name="T5">ó</text:span>w. Starczy<text:span text:style-name="T5">ń</text:span>skiego chor<text:span text:style-name="T5">ą</text:span>giew wraz z innymi z pu<text:span text:style-name="T5">ł</text:span>ku dorwa<text:span text:style-name="T5">ł</text:span>a wreszcie tak r<text:span text:style-name="T5">ą</text:span>czo umykaj<text:span text:style-name="T5">ą</text:span>cych Tatar<text:span text:style-name="T5">ó</text:span>w. Sta<text:span text:style-name="T5">ł</text:span>o si<text:span text:style-name="T5">ę</text:span> to pod Uj<text:span text:style-name="T5">ś</text:span>ciem, gdzie Smotrycz do Dniestru uchodzi, przeprawa za<text:span text:style-name="T5">ś</text:span> Tatarom przez rzeki po jesiennych jeszcze deszczach wezbrane z trudem przychodzi<text:span text:style-name="T5">ł</text:span>a. Jeszcze bia<text:span text:style-name="T5">ł</text:span>ogrodzcy Tatarzy, bardziej wypocz<text:span text:style-name="T5">ę</text:span>te konie maj<text:span text:style-name="T5">ą</text:span>cy, na wschodnim brzegu Smotryczy w<text:span text:style-name="T5">ś</text:span>r<text:span text:style-name="T5">ó</text:span>d tuman<text:span text:style-name="T5">ó</text:span>w <text:span text:style-name="T5">ś</text:span>niegu znikli. Pancerni je<text:span text:style-name="T5">ź</text:span>d<text:span text:style-name="T5">ź</text:span>cy bezlito<text:span text:style-name="T5">ś</text:span>nie siekli za<text:span text:style-name="T5">ś</text:span> Krymc<text:span text:style-name="T5">ó</text:span>w, z kt<text:span text:style-name="T5">ó</text:span>rych nieliczni tylko mieli szable polskim kolczugom zaszkodzi<text:span text:style-name="T5">ć</text:span> mog<text:span text:style-name="T5">ą</text:span>ce. Ju<text:span text:style-name="T5">ż</text:span> pr<text:span text:style-name="T5">ę</text:span>dzej konie porani<text:span text:style-name="T5">ć</text:span> Tatarzy by mogli, lecz nie by<text:span text:style-name="T5">ł</text:span>o w zwyczaju wschodnich wojownik<text:span text:style-name="T5">ó</text:span>w krzywdzi<text:span text:style-name="T5">ć</text:span> wierzchowce, nawet wroga. Wieczorem, w<text:span text:style-name="T5">ś</text:span>r<text:span text:style-name="T5">ó</text:span>d g<text:span text:style-name="T5">ór trupów, Tatarzy zsiedli z koni i położyli broń na ziemi. Pancerni przerwali swoje krwawe dzieło, pytająco na porucznika spoglądając. Nim ten zdołał zdecydować, ruch jakowyś w tylnych szeregach chorągwi pochwycił. Przed porucznikiem stanął wraz z pocztem husarzy mąż rosły, w bogatą kolczugę</text:span> pancernego <text:span text:style-name="T5">odziany, lecz z wielkim białym pió</text:span>ropuszem na misiurce wielce wschodniego stylu. Dumnie nosi<text:span text:style-name="T5">ł</text:span> on w<text:span text:style-name="T5">ą</text:span>s raczej kr<text:span text:style-name="T5">ó</text:span>tko przystrzy<text:span text:style-name="T5">ż</text:span>ony i mocno siedzia<text:span text:style-name="T5">ł</text:span> na wielkim wierzchowcu bia<text:span text:style-name="T5">ł</text:span>ym, karmazynowym kropierzem z herbem o nazwie „Prus” przykrytym. By<text:span text:style-name="T5">ł</text:span> to wojewoda Jab<text:span text:style-name="T5">ł</text:span>onowski.</text:p>
      <text:list xml:id="list5861728136906831663" text:style-name="L4">
        <text:list-header>
          <text:p text:style-name="P34">- Panowie bracia, kr<text:span text:style-name="T5">ó</text:span><text:span text:style-name="T12">l nas wszystkich wzywa. Osma</text:span><text:span text:style-name="T5">ń</text:span><text:span text:style-name="T12">sk</text:span><text:span text:style-name="T5">ą</text:span><text:span text:style-name="T12"> odsiecz Kamie</text:span><text:span text:style-name="T5">ń</text:span><text:span text:style-name="T12">ca powstrzyma</text:span><text:span text:style-name="T5">ć</text:span><text:span text:style-name="T12"> musim lub pr</text:span><text:span text:style-name="T5">ó</text:span><text:span text:style-name="T12">buj</text:span><text:span text:style-name="T5">ą</text:span><text:span text:style-name="T12">c polec. To wojny tej kulminacja, punkt jej najwa</text:span><text:span text:style-name="T5">ż</text:span><text:span text:style-name="T12">niejszy, wi</text:span><text:span text:style-name="T5">ę</text:span><text:span text:style-name="T12">c nie zwlekajcie i zaraz za mn</text:span><text:span text:style-name="T5">ą</text:span><text:span text:style-name="T12"> jed</text:span><text:span text:style-name="T5">źcie.</text:span></text:p>
          <text:p text:style-name="P28">- A co z tymi tutaj?</text:p>
          <text:p text:style-name="P28">- Znaczniejszych w pęta i do obozu pod Kamieńcem, resztę do diabła posłać.</text:p>
        </text:list-header>
      </text:list>
      <text:p text:style-name="P18">Marsowe oblicza towarzyszy i pocztowych pancernych ani drgn<text:span text:style-name="T5">ęł</text:span>y, gdy szable spada<text:span text:style-name="T5">ć</text:span> pocz<text:span text:style-name="T5">ęł</text:span>y na niebroni<text:span text:style-name="T5">ą</text:span>cych si<text:span text:style-name="T5">ę</text:span> ju<text:span text:style-name="T5">ż</text:span> ordy<text:span text:style-name="T5">ń</text:span>c<text:span text:style-name="T5">ó</text:span>w. Murz<text:span text:style-name="T5">ó</text:span>w sp<text:span text:style-name="T5">ę</text:span>tano porz<text:span text:style-name="T5">ą</text:span>dnie za r<text:span text:style-name="T5">ę</text:span>ce i nogi do ich w<text:span text:style-name="T5">ł</text:span>asnych wierzchowc<text:span text:style-name="T5">ó</text:span>w i pod eskort<text:span text:style-name="T5">ą</text:span> najbardziej utrudzonych <text:span text:style-name="T5">ż</text:span>o<text:span text:style-name="T5">ł</text:span>nierzy do obozu odes<text:span text:style-name="T5">ł</text:span>ano. Jeszcze tylko pobojowisko w poszukiwaniu <text:span text:style-name="T5">ł</text:span>up<text:span text:style-name="T5">ó</text:span>w przeszukano. Starczy<text:span text:style-name="T5">ń</text:span>ski i inni najbardziej zas<text:span text:style-name="T5">ł</text:span>u<text:span text:style-name="T5">ż</text:span>eni towarzysze koce, <text:span text:style-name="T5">ł</text:span>uki, stroje a nawet buty na luzaki za<text:span text:style-name="T5">ł</text:span>adowali. Pan porucznik nawet sw<text:span text:style-name="T5">ą</text:span> tarcz<text:span text:style-name="T5">ę</text:span> okr<text:span text:style-name="T5">ą</text:span>g<text:span text:style-name="T5">łą</text:span>, ju<text:span text:style-name="T5">ż</text:span> nie<text:span text:style-name="T5">ź</text:span>le szablami wrogimi poci<text:span text:style-name="T5">ę</text:span>t<text:span text:style-name="T5">ą</text:span>, na now<text:span text:style-name="T5">ą</text:span> jakiego<text:span text:style-name="T5">ś</text:span> krymskiego murzy wymieni<text:span text:style-name="T5">ł, i na zachód wraz z całą kolumną Modrzewskiego i drugą Bogusza ruszył. Dwa dni później przeprawili się przez Żwańczyk i w jego dolinie miejsce sobie wyznaczone zajęli.</text:span></text:p>
      <text:p text:style-name="P18"><text:span text:style-name="T5">Sobieski przybył do obozu pod Łastowcami i przyjął raport od z dumą podkręcającego swe sarmackie wąsy Sieniawskiego. Pozycja blokująca drogę tureckiej odsieczy była dobrze dobrana, a działania marszałka pod Żwańcem respektu przeciwnika nauczyły i jego działania znacznie spowolniły. Król i hetman wielki był zadowolony, ale też i zatroskany. Zakończyć chcąc kampanię, do bitwy decydującej przeciwnika skłonić zamierzał i w niej doszczętnie zniszczyć. W pierwszej kolejności obsadził stoki doliny rzeki Żwańczyk, powtarzaj</text:span><text:span text:style-name="T5">ą</text:span>c<text:span text:style-name="T5"> koncept bitwy pod Podhajcami w roku 1667r., aby zmusić przeciwnika do ścieśnienia</text:span> <text:span text:style-name="T5">ataku w miejscu wąskim, przez co armia Osman</text:span><text:span text:style-name="T5">ó</text:span>w, na wielkiej swojej liczbie polegaj<text:span text:style-name="T5">ą</text:span>ca, impet swój stracić <text:span text:style-name="T5">musiała. </text:span><text:span text:style-name="T18">Samą dolinę miały ryglować stojące w centrum siły Mikołaja Sieniawskiego, wzmocnione chorągwiami nowymi, razem było to 4000 jazdy. Na prawym skrzydle miał stać silny pułk Andrzeja Potockiego, mający do 3000 jazdy i 2000 dragonów, który miał w razie potrzeby wykonywać kontrataki i śmiało posuwać się na Isakową. Na lewym skrzydle Sobieski postawił dwie linie - pułki jazdy Jabłonowskiego – razem ok. 5000 jazdy) na bokach, a w środku silne zgrupowanie piechoty, brygady Łęckiego i Rappa, nad kt</text:span><text:span text:style-name="T11">ó</text:span><text:span text:style-name="T18">rymi postawił de Maligne'go jenera</text:span><text:span text:style-name="T11">ł</text:span><text:span text:style-name="T18">a, w sumie prawie 6000 piechoty i spieszonej dragonii.</text:span><text:span text:style-name="T10"> Zadaniem tej grupy było utrzymanie wzgórz między traktem na Kamieniec a doliną Żwańczyka i w razie możliwości odcięcia drogi odwrotu na Żwaniec oddziałom tureckim. Na najważniejszych odcinkach, to jest na wzgórzu i podejściach do Łastowców </text:span><text:soft-page-break/><text:span text:style-name="T10">miano dodatkowo ustawić działa ściągnięte pośpiesznie spod Kamieńca, pod dowództwem ppłk. Henryka Henrykowskiego, w sumie 2 działa 12 funtowe, 2 działa 8 funtowe oraz 6 dział 3 funtowych. </text:span></text:p>
      <text:p text:style-name="P11"/>
      <text:p text:style-name="P11">P<text:span text:style-name="T5">óki co , niech przeciwnik o mojej obecności tutaj niech nie wie, pomyślał król i hetman wielki koronny.</text:span></text:p>
      <text:p text:style-name="P11">Słońce w dniu 9 grudnia wstało pochmurnym świtem. Z niech<text:span text:style-name="T5">ę</text:span>ci<text:span text:style-name="T5">ą</text:span> rozstawia<text:span text:style-name="T5">ł</text:span>y si<text:span text:style-name="T5">ę</text:span> wojska Kap<text:span text:style-name="T5">ł</text:span>ana Paszy do bitwy. Zmarzni<text:span text:style-name="T5">ę</text:span>tych <text:span text:style-name="T5">ż</text:span>o<text:span text:style-name="T5">ł</text:span>nierzy popycha<text:span text:style-name="T5">ł</text:span>a naprz<text:span text:style-name="T5">ó</text:span>d ju<text:span text:style-name="T5">ż</text:span> tylko dyscyplina, wr<text:span text:style-name="T5">ę</text:span>cz niewolnicze pos<text:span text:style-name="T5">ł</text:span>usze<text:span text:style-name="T5">ń</text:span>stwo wpajane od urodzenia ka<text:span text:style-name="T5">ż</text:span>demu su<text:span text:style-name="T5">ł</text:span>ta<text:span text:style-name="T5">ń</text:span>skiemu poddanemu. Wiedzieli, <text:span text:style-name="T5">ż</text:span>e po tej bitwie, nawet je<text:span text:style-name="T5">ś</text:span>li j<text:span text:style-name="T5">ą</text:span> wygraj<text:span text:style-name="T5">ą</text:span>, przedziera<text:span text:style-name="T5">ć</text:span> si<text:span text:style-name="T5">ę</text:span> im przyjdzie przez wojska oblegaj<text:span text:style-name="T5">ą</text:span>ce Komanicze, a dowodzone przez samego Sobieskiego. Potem za<text:span text:style-name="T5">ś Lachy ponownie fortecę oblegać będą, i tak bez końca walczyć im przyjdzie w tej zimnej, północnej krainie.</text:span> <text:span text:style-name="T5"><text:s/></text:span></text:p>
      <text:p text:style-name="P11">Tuż po wschodzie słońca Tatarzy na wyraźne żądanie Kapłana Paszy podjęli próbę obejścia od wschodu stanowisk polskich. Początkowo śmiało kilka torhaków ruszyło, aby przeciąć drogę pomiędzy Łastowcami a Kamieńcem. Opędzał je Krzysztof Łasko, nim sam ugodzony w policzek strzałą nieprzytomny z pola bitewnego został podniesiony. Zastąpił go Michał Rzewuski, któremu Sobieski surowo zaordynował, aby nieustępliwie strzegł przed Tatarami lewego skrzydła wojsk królewskich. Tatarzy, widząc zdecydowaną postawę kawalerii koronnej, od wykonania poleceń Paszy odstąpili i od tej pory z pewnego oddalenia na rozstrzygnięcie bitwy oczekiwali.</text:p>
      <text:p text:style-name="P11">Krótko przed południem wielki wrzask podniósł się pośród janczarskiej ciżby ulokowanej w centrum wojsk tureckich. Trąby, bębny i dzikie okrzyki dały sygnał do ataku tysiącom piechurów, kt<text:span text:style-name="T5">ó</text:span>rzy ruszyli stąpając po płytkim śniegu wąską dolin<text:span text:style-name="T5">ą</text:span> ku polskim pozycjom. Po kilkuset metrach okazało się, iż w niektórych miejscach wiatr nawiał głębsze zaspy, w kt<text:span text:style-name="T5">ó</text:span>rych tempo ataku spadło. Ciasna dolina spowodowa<text:span text:style-name="T5">ł</text:span>a zator, z kt<text:span text:style-name="T5">ó</text:span>rego karni dot<text:span text:style-name="T5">ą</text:span>d janczarzy wy<text:span text:style-name="T5">ł</text:span>ania<text:span text:style-name="T5">li</text:span> si<text:span text:style-name="T5">ę</text:span> chaotycznymi grupami. <text:s/>Na te sk<text:span text:style-name="T5">łę</text:span>bione, przemieszane masy spad<text:span text:style-name="T5">ł</text:span>o zaraz uderzenie pancernych Sieniawskiego, nim janczarzy zdo<text:span text:style-name="T5">ł</text:span>ali muszkiety zasadzi<text:span text:style-name="T5">ć</text:span> czy nawet kr<text:span text:style-name="T5">ótkimi pikami swymi się zasłonić. Nie oddawszy ani salwy, uciekali w kierunku swoich linii.</text:span></text:p>
      <text:p text:style-name="P11">Jednak Kapłan Pasza nie zważał na to przejściowe niepowodzenie. Widząc zaangażowanie polskiej jazdy w centrum, kazał ruszyć swojej drugiej linii, to jest dziesięciu tysiącom sipahów beja Sofii oraz Sary Husseina. Te dziesięć tysięcy kawalerzystów miało nie tylko odrzucić polskie centrum, lecz także zająć wzgórza na wschodniej flance bitwy. Liczył także wódz turecki na udział Tatarów w tym uderzeniu na prawym swym skrzydle.</text:p>
      <text:p text:style-name="P11"><text:span text:style-name="T5">Ze wzgórza nad doliną Żwańczyka Peter Pirwitz obserwował kolumny jeźdźców tureckich, rozwijające się do ataku. Jedna część tej jazdy dołączyła się do chaosu w głębi doliny, gdzie od godziny już uwijały się chorągwie polskie stawiając czoła zdezorganizowanym lecz liczebnie przeważającym siłom wroga, druga zaś skręciła ku Peterowi i jego towarzyszom broni. Za ubranymi na zielono i błyskającymi stalowym opancerzeniem sipahami widać było szare postaci na małych konikach. Peter i inni muszkieterowie ukryci byli wśród nędznych a teraz bezlistnych krzewów, przed nimi klęczeli trzema ledwie rzędami pikinierzy. Zabrzmiała komenda, Peter zerwał się na nogi, oparł załadowany już muszkiet o widełki i razem z innymi odpalił salwę w kierunku posuwających się pod górę sipahów. Jednocześnie z prawej strony rozległ się ryk dział.</text:span></text:p>
      <text:p text:style-name="P11">Bardzo był rad Sobieski z efektu intensywnie prowadzonego ognia broni palnej na swym lewym skrzydle. Natarcie sipahów beja Sofii zatrzymało się, Tatarzy zaś zawrócili na południe, może wcale im ochota na wojaczkę już przeszła. Lecz w centrum sytuacja trudniejsza była. Jazda osmańska <text:soft-page-break/>angażowała polską konnicę, a janczarzy powoli, ale systematycznie zajmowali teren. Wielokrotnie ponawiane szarże chorągwi Sieniawskiego, choć wyrządzały poważne straty przeciwnikowi, zmusić go do odwrotu nie mogły, a i same wskutek nieustannych strat topnieć wyraźnie zaczęły. W tej sytuacji, około godziny trzeciej Sobieski polecił wojewodzie kijowskiemu Andrzejowi Potockiemu uderzyć na Mołdawian na lewym skrzydle wroga, zamiast iść w sukurs zmagającemu się z głównym uderzeniem przeciwnika i powoli ust<text:span text:style-name="T5">ę</text:span>puj<text:span text:style-name="T5">ą</text:span>cemu Sieniawskiemu. </text:p>
      <text:p text:style-name="P11"><text:span text:style-name="T5">Przytulony do swojego leżą</text:span>cego<text:span text:style-name="T5"> konia Szymon dzierż</text:span>y<text:span text:style-name="T5">ł</text:span> w zgrabia<text:span text:style-name="T5">ł</text:span>ych d<text:span text:style-name="T5">ł</text:span>oniach sw<text:span text:style-name="T5">ó</text:span>j kr<text:span text:style-name="T5">ó</text:span>tki drago<text:span text:style-name="T5">ń</text:span>ski muszkiet i patrzy<text:span text:style-name="T5">ł</text:span> w d<text:span text:style-name="T5">ół</text:span>, na tocz<text:span text:style-name="T5">ą</text:span>c<text:span text:style-name="T5">ą</text:span> si<text:span text:style-name="T5">ę</text:span> na lewo od niego w dolinie bitw<text:span text:style-name="T5">ę</text:span>. Jeszcze si<text:span text:style-name="T5">ę</text:span> Turcy tym prawym skrzyd<text:span text:style-name="T5">ł</text:span>em wojsk polskich nie interesowali. Ujrza<text:span text:style-name="T5">ł</text:span> jednak Szymon pos<text:span text:style-name="T5">ł</text:span>a<text:span text:style-name="T5">ń</text:span>c<text:span text:style-name="T5">a, który w pełnym pędzie przygalopował do dowódcy brygady, pana Dönnemarka, widział jak równocześnie chorągiew petyhorców, na przedzie stojąca, naprzód rusza. Zaraz też dla dragonów zabrzmiała komenda „Aufsetzen!”. Cały pułk ruszył przed siebie, po prawej stronie pozostawiając kłębowisko głównej bitwy. Przed Szymonem petyhorcy przeszli w galop i uderzyli na pstrokato ubranego przeciwnika – Moł</text:span>dawian, kt<text:span text:style-name="T5">ó</text:span>rzy <text:span text:style-name="T5">. Kolorowo ubrani jeź</text:span>d<text:span text:style-name="T5">ź</text:span>cy wznie<text:span text:style-name="T5">ś</text:span>li nad g<text:span text:style-name="T5">ł</text:span>owy szable, wrzasn<text:span text:style-name="T5">ę</text:span>li wielkim g<text:span text:style-name="T5">ł</text:span>osem, i... zawr<text:span text:style-name="T5">ó</text:span>cili swe konie. W<text:span text:style-name="T5">łó</text:span>cznie petyhorc<text:span text:style-name="T5">ó</text:span>w jedynie nielicznych, ostatnich przeciwnik<text:span text:style-name="T5">ó</text:span>w powali<text:span text:style-name="T5">ć</text:span> zdo<text:span text:style-name="T5">ł</text:span>a<text:span text:style-name="T5">ł</text:span>y. Zaraz jednak kazano dragonom zsi<text:span text:style-name="T5">ąść</text:span> z koni i do prowadzenia ognia si<text:span text:style-name="T5">ę</text:span> przygotowa<text:span text:style-name="T5">ć</text:span>. Zza uciekaj<text:span text:style-name="T5">ą</text:span>cych Mo<text:span text:style-name="T5">ł</text:span>dawian pojawili si<text:span text:style-name="T5">ę</text:span> jednolicie na zielono odziani, ci<text:span text:style-name="T5">ęże</text:span>j uzbrojeni je<text:span text:style-name="T5">ź</text:span>d<text:span text:style-name="T5">ź</text:span>cy. Z wpraw<text:span text:style-name="T5">ą</text:span> sformowali szyk i <text:span text:style-name="T5">ł</text:span>aw<text:span text:style-name="T5">ą</text:span> ruszyli na Szymona. Dragoni na komend<text:span text:style-name="T5">ę</text:span> oddali salw<text:span text:style-name="T5">ę</text:span> w kierunku przeciwnika. Szymon widzia<text:span text:style-name="T5">ł</text:span>, jak kilku wrogich je<text:span text:style-name="T5">ź</text:span>d<text:span text:style-name="T5">ź</text:span>c<text:span text:style-name="T5">ó</text:span>w z koni spad<text:span text:style-name="T5">ł</text:span>o, reszta jednak prowadzi<text:span text:style-name="T5">ł</text:span>a atak dalej. <text:span text:style-name="T5">Na następną komendę dragoni wsiedli na konie i usunęli się za petyhorców, którzy, uprzednio za dragonami nawróciwszy, teraz do kontrataku się rozpędzali. Już plecami do wroga odwrócony, Szymon usłyszał jak dwie ławy jeźdźców zderzyły się. Pan Dönnemark zaraz kazał dragonom w nową linię się ustawić, zsiąść z koni i i do prowadzenia ognia przygotować się. Szymon począł gorączkowo nabijać muszkiet.</text:span></text:p>
      <text:p text:style-name="P11">Zatem Potocki zosta<text:span text:style-name="T5">ł</text:span> powstrzymany. „Nic to”, pomy<text:span text:style-name="T5">ś</text:span>la<text:span text:style-name="T5">ł</text:span> Sobieski, „na tym prawym naszym skrzydle Turcy s<text:span text:style-name="T5">ą</text:span> teraz te<text:span text:style-name="T5">ż</text:span> zwi<text:span text:style-name="T5">ą</text:span>zani, czas na uderzenie m<text:span text:style-name="T5">ł</text:span>ota Jab<text:span text:style-name="T5">ł</text:span>onowskiego”. Jab<text:span text:style-name="T5">ł</text:span>onowski za<text:span text:style-name="T5">ś</text:span> dobrze wiedzia<text:span text:style-name="T5">ł</text:span>, co czyni<text:span text:style-name="T5">ć</text:span>. </text:p>
      <text:p text:style-name="P11">Siedz<text:span text:style-name="T5">ą</text:span>c na koniu w pierwszym szeregu swej chor<text:span text:style-name="T5">ą</text:span>gwi, porucznik Starczy<text:span text:style-name="T5">ń</text:span>ski podziwia<text:span text:style-name="T5">ł</text:span> precyzyjn<text:span text:style-name="T5">ą</text:span> formacj<text:span text:style-name="T5">ę</text:span> ustawion<text:span text:style-name="T5">ą</text:span> przez wojewod<text:span text:style-name="T5">ę</text:span> ruskiego. Pan Jab<text:span text:style-name="T5">ł</text:span>onowski wyszykowa<text:span text:style-name="T5">ł</text:span> wojska w szachownic<text:span text:style-name="T5">ę. N</text:span>aprz<text:span text:style-name="T5">ó</text:span>d stan<text:span text:style-name="T5">ęł</text:span>y czworoboki piechoty, nieu<text:span text:style-name="T5">ż</text:span>yte jeszcze w tej bitwie szeregi pikinier<text:span text:style-name="T5">ó</text:span>w naprzemian z muszkieterami. Po skosie z ty<text:span text:style-name="T5">ł</text:span>u sta<text:span text:style-name="T5">ł</text:span>y chor<text:span text:style-name="T5">ą</text:span>gwie pancernych je<text:span text:style-name="T5">ź</text:span>d<text:span text:style-name="T5">źców z pułków Bogusza i Modrzewskiego. Ostatni rząd tej szachownicy stanowiły chorągwie husarii, mniej liczne, za to wspaniałością zbroi i kropierzy swych, oraz sławą niezwyciężonych wielkie. Zabrzmiały trąbki. Wojska Sieniawskiego, przed Jabłonowskim bój nierówny z Turkiem toczące, pierzchły na ten sygnał i przez odstępy szyku polskiego na tyły wycofywały się. Wojsko osmańskie, nagłym przeciwnika pierzchnięciem zaskoczone, ruszyły naprzód. Z polskiej jednak strony zabrzmiały komendy po niemiecku, kapelusze muszkieterów pochyliły się zgodnie, zagrzmiało i zadymiło. Teraz ponownie trąbki zabrzmiały, Starczyński skinął </text:span><text:span text:style-name="T9">buławą</text:span><text:span text:style-name="T5"> na swoich i sam konia też lekko piętami kopnął. Ruszyli stępa, trzydzieści kroków końskich dalej Starczyński krzyknął „kłusem!”, wstał w strzemionach i ubódł konia piętami mocniej, popuszczając mu wodze nieco. Kątem oka ujrzał, że chorągiew jego zarazem z innymi pancernymi chorągwiami spośród pikinierów wyjeżdża. Pikinierzy zaś oręż swój, do tej pory o ziemię tylcem oparty, w obie ręce krzepko chwytają i również w stronę przeciwnika ruszają. Znowu skupił się Starczyński na swej chorągwi, bo właśnie w galop wszyscy przeszli. W prawej dłoni trzymał już szablę, wodze do lewej, do której też okrągła tarcza przytwierdzona była, przełożywszy. Wtedy od strony wroga huk przeciągły doszedł, a zaraz poczuł porucznik w lewej ręce uderzenie potężne. </text:span><text:soft-page-break/><text:span text:style-name="T5">Rzuciło nim do tyłu, od tylnego łęku siodła odbił się, w przód poleciał, kolanami jednak utrzymał się. Koń pytająco spojrzał do tyłu na jeźdźca - „Żyw jestem, jeszcze” - Starczyński powiedział, wgłębienie od kuli tureckiej na tarczy swej nowej oglądając. Potem zaś obejrzał się na towarzyszy z chorągwi – oto wszyscy nadal w szyku byli. Janczarzy ze zbyt dalekiej odległości salwę oddali, teraz zaś już swymi pikami i toporami przed szarżą zasłaniali się, szyku wszakże nie łamiąc. W szeregach polskich inaczej teraz trąbka zabrzmiała. Pancerni przeszli do kłusa ponownie, schowali szable, wyciągnęli pistolety. „Cel! Pal!” Oddali salwę w kierunku janczarów, pokrywając wszystko dymem, a następnie rozjechali się na boki, robiąc miejsce dla husarii. Ca</text:span><text:span text:style-name="T5">ł</text:span>a jej chor<text:span text:style-name="T5">ą</text:span>giew tu<text:span text:style-name="T5">ż</text:span> za pancernymi ju<text:span text:style-name="T5">ż</text:span> szyk <text:span text:style-name="T5">ś</text:span>cie<text:span text:style-name="T5">ś</text:span>nia<text:span text:style-name="T5">ł</text:span>a, aby wi<text:span text:style-name="T5">ę</text:span>kszym impetem wrog<text:span text:style-name="T5">ą</text:span> piechot<text:span text:style-name="T5">ę</text:span> za<text:span text:style-name="T5">ż</text:span>y<text:span text:style-name="T5">ć</text:span><text:span text:style-name="T5">. Husarze z nastawionymi koncerzami cwałem w dym wpadli, kt</text:span><text:span text:style-name="T5">ó</text:span>ry janczar<text:span text:style-name="T5">ó</text:span>w pokrywa<text:span text:style-name="T5">ł</text:span>, <text:span text:style-name="T5">skąd zaraz wrzask przeokropny się podniósł.</text:span></text:p>
      <text:p text:style-name="P11">„Allah niełaskaw”, pomyślał Kapłan Pasza. Oto skrzydło lewe ledwo co utrzymało się, zaś teraz środek osmańskiego ugrupowania po prostu rozleciał się. Dobrze że w ciasnocie doliny teraz lacki atak utknął, a raczej Ibrahim Szejtan z najwyższym trudem utrzyma<text:span text:style-name="T5">ł</text:span> się. Przy tym wielu sipahów Sary Husseina męczennikami zostało, daremnie opancerzonych husarzy atakując, a janczar<text:span text:style-name="T5">ó</text:span>w i tak niewielu uratowali. Jeszcze tylko na prawym skrzydle nadzieja na rozstrzygnięcie bitwy. Co ten bej Achmed na wzgórzu robi, czemu jeszcze wrogich dział nie zdobył? Tam dym wszystko zasłaniał, lecz przecie dziesięć tysięcy doborowych wojownik<text:span text:style-name="T5">ó</text:span>w konnych złamać wroga wreszcie musi?</text:p>
      <text:p text:style-name="P14">Jakies przejscie tutaj</text:p>
      <text:p text:style-name="P16">Peter maszerowa<text:span text:style-name="T5">ł</text:span> teraz naprz<text:span text:style-name="T5">ó</text:span>d, ko<text:span text:style-name="T5">ń</text:span>cz<text:span text:style-name="T5">ą</text:span>c jednocze<text:span text:style-name="T5">ś</text:span>nie <text:span text:style-name="T5">ła</text:span>dowa<text:span text:style-name="T5">ć</text:span> muszkiet. „Czuj! Cel!” Zabrzmiała komenda, Peter szybko zdj<text:span text:style-name="T5">ął</text:span> z plec<text:span text:style-name="T5">ó</text:span>w forkiet, wbi<text:span text:style-name="T5">ł</text:span> go w ziemi<text:span text:style-name="T5">ę</text:span> i opar<text:span text:style-name="T5">ł</text:span> na nim muszkiet. Wzd<text:span text:style-name="T5">ł</text:span>u<text:span text:style-name="T5">ż</text:span> jego rury spojrza<text:span text:style-name="T5">ł</text:span> w kierunku k<text:span text:style-name="T5">łębiących się przed nim tureckich jeźdźców. „Feuer!” Zagrzmiało, zadymiło, Peter stracił z oczu przeciwnika. Padły następne komendy, stojący obok pikinierzy chwycili swe piki w ręce, pochylili je poziomo i ruszyli miarowym krokiem w kierunku Turków, Peter zaś zaczął ładować muszkiet. „Vorwärts! Marsz!” Peter wziął forkiet na ramię</text:span><text:span text:style-name="T5">, muszkiet w obie rę</text:span>ce i ruszy<text:span text:style-name="T5">ł kolejne kilka kroków. Przynajmniej w dobrym kierunku, ku wrogiej ziemi, pomyślał Peter, ciekawe jak długo to już trwa. </text:span></text:p>
      <text:p text:style-name="P12">Kapłan Pasza ciskał niewiarygodne przekleństwa na Tatarów, Mołdawian, janczarów wielkiego wezyra, wszyscy go zawiedli. Teraz nawet bejowi Sofii się dostało, nie złamał wszak przeciwnika na wzgórzach na prawym skrzydle. Bej Achmed Seidoglu z twarzą osmaloną bliskim wybuchem polskiego granatu artyleryjskiego, w podartym kaftanie, słuchał wyrzutów dziwnie spokojnie. Jednak sam sobie ani swoim wojskom nie miał nic do zarzucenia. Próbowali przez cały dzień zdobyć te przeklęte wzgórza, połowa ich zginęła próbując tego dokonać. Teraz druga połowa ginęła, próbując nadaremno powstrzymać Polaków ze wzgórz schodzących. Jednak podniósł na duchu Kapłana Paszę dowódca środkowej części szyku tureckiego, Ibrahim Szejtan, który przygalopował z wieściami o uporządkowanym odwrocie swych wojsk. Ale i on był zatroskany sytuacją na skrzydłach.</text:p>
      <text:list xml:id="list1094849822289271834" text:style-name="L5">
        <text:list-item>
          <text:p text:style-name="P29">Ten atak na naszej prawej powstrzymać trzeba! Inaczej odetną środek!</text:p>
        </text:list-item>
        <text:list-item>
          <text:p text:style-name="P29">Nie mamy już czym ich powstrzymać!</text:p>
        </text:list-item>
        <text:list-item>
          <text:p text:style-name="P29">Tatarzy kontratakować muszą! Gdzie Selim?</text:p>
        </text:list-item>
        <text:list-item>
          <text:p text:style-name="P29">Tatarzy już uszli za Dniestr, powstrzymać zaś giaurów jedynie Żwaniec i nasz wczorajszy obóz może.</text:p>
        </text:list-item>
        <text:list-item>
          <text:p text:style-name="P29">Tak, niech zatem sipahowie Sary Husseina w środku jeszcze chwilę wytrzymają, zaś wszystkich janczarów do obozu pchnąć nam trzeba, a potem do <text:span text:style-name="T5">Ż</text:span>wa<text:span text:style-name="T5">ń</text:span>ca wycofa<text:span text:style-name="T5">ć</text:span> si<text:span text:style-name="T5">ę</text:span>... a kto tam z naszych w Żwańcu siedzi?</text:p>
        </text:list-item>
      </text:list>
      <text:p text:style-name="P8"><text:soft-page-break/>A zatem <text:span text:style-name="T5">Ż</text:span><text:span text:style-name="T12">waniec obsadzonym zostawili, tako</text:span><text:span text:style-name="T5">ż</text:span><text:span text:style-name="T12"> i ob</text:span><text:span text:style-name="T5">ó</text:span><text:span text:style-name="T12">z na naszej lewej, stwierdzi</text:span><text:span text:style-name="T5">ł</text:span><text:span text:style-name="T12"> Sobieski. Jego wojska, ca</text:span><text:span text:style-name="T5">ł</text:span><text:span text:style-name="T12">odzienn</text:span><text:span text:style-name="T5">ą</text:span><text:span text:style-name="T12"> bitw</text:span><text:span text:style-name="T5">ą</text:span><text:span text:style-name="T12"> z przewa</text:span><text:span text:style-name="T5">ż</text:span><text:span text:style-name="T12">aj</text:span><text:span text:style-name="T5">ą</text:span><text:span text:style-name="T12">cym liczebnie przeciwnikiem wyczerpane, acz zwyci</text:span><text:span text:style-name="T5">ę</text:span><text:span text:style-name="T12">sk</text:span><text:span text:style-name="T5">ą</text:span><text:span text:style-name="T12">, pod wrogimi fortalicjami, zatrzyma</text:span><text:span text:style-name="T5">ł</text:span><text:span text:style-name="T12">y si</text:span><text:span text:style-name="T5">ę</text:span><text:span text:style-name="T12">. Nie mia</text:span><text:span text:style-name="T5">ł</text:span><text:span text:style-name="T12">y ju</text:span><text:span text:style-name="T5">ż</text:span><text:span text:style-name="T12"> si</text:span><text:span text:style-name="T5">ł</text:span><text:span text:style-name="T12"> ani ochoty w zapadaj</text:span><text:span text:style-name="T5">ą</text:span><text:span text:style-name="T12">cym zmroku szturm</text:span><text:span text:style-name="T5">ó</text:span><text:span text:style-name="T12">w </text:span><text:span text:style-name="T12">nieprzygotowanych przeprowadza</text:span><text:span text:style-name="T5">ć. Na przedpolu Żwańca Turek wystawił janczarów gwardii Kapłana Paszy, którzy najmniej z jego wojsk tego dnia użyci najmniej też zdemoralizowani byli. Odparto nawet kilka szarż polskiej jazdy. Pobite, ale nie rozbite wojska osma</text:span><text:span text:style-name="T5">ń</text:span><text:span text:style-name="T5">skie przez ob</text:span><text:span text:style-name="T5">ó</text:span><text:span text:style-name="T5">z przewali</text:span><text:span text:style-name="T5">ł</text:span><text:span text:style-name="T5">y si</text:span><text:span text:style-name="T5">ę</text:span><text:span text:style-name="T5"> i prawie nie niepokojone do </text:span><text:span text:style-name="T5">Ż</text:span><text:span text:style-name="T5">wa</text:span><text:span text:style-name="T5">ń</text:span><text:span text:style-name="T5">ca dotar</text:span><text:span text:style-name="T5">ł</text:span><text:span text:style-name="T5">y. Szkoda, przez noc Turcy umocnią się, lecz nic się nie da zrobić.</text:span><text:span text:style-name="T12"> Bitwa dogas</text:span><text:span text:style-name="T5">ł</text:span><text:span text:style-name="T12">a.</text:span></text:p>
      <text:h text:style-name="Überschrift_20_2" text:outline-level="2"><text:span text:style-name="T12">Rozdzia</text:span><text:span text:style-name="T5">ł</text:span><text:span text:style-name="T12"> VI</text:span></text:h>
      <text:p text:style-name="P15">W namiocie Sobieskiego, w by<text:span text:style-name="T5">ł</text:span>ym obozie tureckim pod <text:span text:style-name="T5">Żwańcem ustawionym,</text:span> nastroje minorowe by<text:span text:style-name="T5">ł</text:span>y mimo zwyci<text:span text:style-name="T5">ę</text:span>stwa oczywistego. Kr<text:span text:style-name="T5">ó</text:span>l zwo<text:span text:style-name="T5">ł</text:span>a<text:span text:style-name="T5">ł</text:span> wiernych oficer<text:span text:style-name="T5">ó</text:span>w swoich, by rad ich wys<text:span text:style-name="T5">ł</text:span>ucha<text:span text:style-name="T5">ć</text:span>, jak tu wojn<text:span text:style-name="T5">ę</text:span> zako<text:span text:style-name="T5">ń</text:span>czy<text:span text:style-name="T5">ć</text:span>. </text:p>
      <text:list xml:id="list1446917723212057594" text:style-name="L6">
        <text:list-item>
          <text:p text:style-name="P35">Turka zwyci<text:span text:style-name="T5">ęż</text:span><text:span text:style-name="T12">yli</text:span><text:span text:style-name="T5">ś</text:span><text:span text:style-name="T12">my, ale nie ze szcz</text:span><text:span text:style-name="T5">ę</text:span><text:span text:style-name="T12">tem – zagai</text:span><text:span text:style-name="T5">ł</text:span><text:span text:style-name="T12"> – i ten tu </text:span><text:span text:style-name="T5">Ż</text:span><text:span text:style-name="T12">waniec naprzykrza</text:span><text:span text:style-name="T5">ć</text:span><text:span text:style-name="T12"> si</text:span><text:span text:style-name="T5">ę</text:span><text:span text:style-name="T12"> nam b</text:span><text:span text:style-name="T5">ę</text:span><text:span text:style-name="T12">dzie. Drudzy s</text:span>iedz<text:span text:style-name="T5">ą</text:span> w Kamie<text:span text:style-name="T5">ń</text:span>cu przecie, a wreszcie wyjd<text:span text:style-name="T5">ą</text:span> obaczywszy <text:span text:style-name="T5">ż</text:span>e okopy nasze tam puste prawie.</text:p>
        </text:list-item>
        <text:list-item>
          <text:p text:style-name="P35">Przecie mo<text:span text:style-name="T5">ż</text:span><text:span text:style-name="T12">em Kamieniec dalej blokowa</text:span><text:span text:style-name="T5">ć</text:span><text:span text:style-name="T12"> – spojrza</text:span><text:span text:style-name="T5">ł</text:span><text:span text:style-name="T12"> Sieniawski z nadziej</text:span><text:span text:style-name="T5">ą</text:span><text:span text:style-name="T12"> na Jab</text:span><text:span text:style-name="T5">ł</text:span><text:span text:style-name="T12">onowskiego</text:span></text:p>
        </text:list-item>
        <text:list-item>
          <text:p text:style-name="P35"><text:span text:style-name="T12">Mam jedn</text:span><text:span text:style-name="T5">ą</text:span><text:span text:style-name="T12"> r</text:span><text:span text:style-name="T5">ę</text:span><text:span text:style-name="T12">k</text:span><text:span text:style-name="T5">ą</text:span><text:span text:style-name="T12"> Kamieniec za szyj</text:span><text:span text:style-name="T5">ę</text:span><text:span text:style-name="T12"> trzyma</text:span><text:span text:style-name="T5">ć</text:span><text:span text:style-name="T12">, aby pad</text:span><text:span text:style-name="T5">ł</text:span><text:span text:style-name="T12"> z g</text:span><text:span text:style-name="T5">ł</text:span><text:span text:style-name="T12">odu wreszcie, drug</text:span><text:span text:style-name="T5">ą</text:span><text:span text:style-name="T12"> tych tutaj za twarz, aby pod Kamie</text:span><text:span text:style-name="T5">ń</text:span><text:span text:style-name="T12">cem nie przeszkadzali, no a trzeci</text:span><text:span text:style-name="T5">ą</text:span><text:span text:style-name="T12"> od odsieczy nowej, kt</text:span><text:span text:style-name="T5">ó</text:span><text:span text:style-name="T12">r</text:span><text:span text:style-name="T5">ą</text:span><text:span text:style-name="T12"> pewnie Turczyn teraz w</text:span><text:span text:style-name="T5">ł</text:span><text:span text:style-name="T12">a</text:span><text:span text:style-name="T5">ś</text:span><text:span text:style-name="T12">nie na nas </text:span><text:span text:style-name="T5">ś</text:span><text:span text:style-name="T12">le, ogania</text:span><text:span text:style-name="T5">ć</text:span><text:span text:style-name="T12">? Trzech r</text:span><text:span text:style-name="T5">ą</text:span><text:span text:style-name="T12">k nie mam – odpar</text:span><text:span text:style-name="T5">ł</text:span><text:span text:style-name="T12"> Jab</text:span><text:span text:style-name="T5">ł</text:span><text:span text:style-name="T12">onowski gniewnie.</text:span></text:p>
        </text:list-item>
        <text:list-item>
          <text:p text:style-name="P35"><text:span text:style-name="T12">Wa</text:span><text:span text:style-name="T5">ś</text:span><text:span text:style-name="T12">ci r</text:span><text:span text:style-name="T5">ę</text:span><text:span text:style-name="T12">ce w s</text:span><text:span text:style-name="T5">ł</text:span><text:span text:style-name="T12">u</text:span><text:span text:style-name="T5">ż</text:span><text:span text:style-name="T12">bie wojskowej spracowane cenimy wielce – rzek</text:span><text:span text:style-name="T5">ł</text:span><text:span text:style-name="T12"> Sobieski - wi</text:span><text:span text:style-name="T5">ę</text:span><text:span text:style-name="T12">cej jeszcze rozum obrotny, nam zawsze przydatny. M</text:span><text:span text:style-name="T5">ó</text:span><text:span text:style-name="T12">w </text:span><text:span text:style-name="T5">ż</text:span><text:span text:style-name="T12">e Wa</text:span><text:span text:style-name="T5">ść</text:span><text:span text:style-name="T12"> jasno tedy, co radzisz?</text:span></text:p>
        </text:list-item>
        <text:list-item>
          <text:p text:style-name="P35"><text:span text:style-name="T12">Strat zadali</text:span><text:span text:style-name="T5">ś</text:span><text:span text:style-name="T12">my im niema</text:span><text:span text:style-name="T5">ł</text:span><text:span text:style-name="T12">o, widz</text:span><text:span text:style-name="T5">ą</text:span><text:span text:style-name="T12"> zatem, i</text:span><text:span text:style-name="T5">ż</text:span><text:span text:style-name="T12"> utrzymanie Kamie</text:span><text:span text:style-name="T5">ń</text:span><text:span text:style-name="T12">ca przy wojnie z nami drogo ich kosztowa</text:span><text:span text:style-name="T5">ć</text:span><text:span text:style-name="T12"> b</text:span><text:span text:style-name="T5">ę</text:span><text:span text:style-name="T12">dzie. To i francuscy pos</text:span><text:span text:style-name="T5">ł</text:span><text:span text:style-name="T12">owie do pokoju zawarcia niech ich zmusz</text:span><text:span text:style-name="T5">ą</text:span><text:span text:style-name="T12">, przy kt</text:span><text:span text:style-name="T5">ó</text:span><text:span text:style-name="T12">rym pokoju niech cz</text:span><text:span text:style-name="T5">ęść</text:span><text:span text:style-name="T12"> Podola oddadz</text:span><text:span text:style-name="T5">ą</text:span><text:span text:style-name="T12">, gdy im ca</text:span><text:span text:style-name="T5">ł</text:span><text:span text:style-name="T12">ego nie wydrzem. </text:span></text:p>
        </text:list-item>
        <text:list-item>
          <text:p text:style-name="P32">Bez Podola szlachta pokoju nie zechce...</text:p>
        </text:list-item>
        <text:list-item>
          <text:p text:style-name="P35"><text:span text:style-name="T12">Ten kawa</text:span><text:span text:style-name="T5">ł</text:span><text:span text:style-name="T12">ek Podola sprzedamy na Sejmie jako sukces wielki – nie da</text:span><text:span text:style-name="T5">ł</text:span><text:span text:style-name="T12"> sobie przerwa</text:span><text:span text:style-name="T5">ć</text:span><text:span text:style-name="T12"> Jab</text:span><text:span text:style-name="T5">ł</text:span><text:span text:style-name="T12">onowski - do tego niech wspierania Kozak</text:span><text:span text:style-name="T5">ó</text:span><text:span text:style-name="T12">w zaprzestan</text:span><text:span text:style-name="T5">ą</text:span><text:span text:style-name="T12"> i Tatar</text:span><text:span text:style-name="T5">ó</text:span><text:span text:style-name="T12">w poskromi</text:span><text:span text:style-name="T5">ć</text:span><text:span text:style-name="T12"> obiecaj</text:span><text:span text:style-name="T5">ą</text:span><text:span text:style-name="T12">. </text:span></text:p>
        </text:list-item>
        <text:list-item>
          <text:p text:style-name="P35"><text:span text:style-name="T12">Te obiecanki i po poprzednich wojnach robili, a czambu</text:span><text:span text:style-name="T5">ł</text:span><text:span text:style-name="T12">y co roku chodzi</text:span><text:span text:style-name="T5">ł</text:span><text:span text:style-name="T12">y, czy pok</text:span><text:span text:style-name="T5">ó</text:span><text:span text:style-name="T12">j z Turkiem, czy wojna – oponowa</text:span><text:span text:style-name="T5">ł</text:span><text:span text:style-name="T12"> Sieniawski.</text:span></text:p>
        </text:list-item>
        <text:list-item>
          <text:p text:style-name="P35"><text:span text:style-name="T12">Teraz czambu</text:span><text:span text:style-name="T5">ł</text:span><text:span text:style-name="T12">y przetrzebione – rzek</text:span><text:span text:style-name="T5">ł</text:span><text:span text:style-name="T12"> Jab</text:span><text:span text:style-name="T5">ł</text:span><text:span text:style-name="T12">onowski – do tego chc</text:span><text:span text:style-name="T5">ę</text:span><text:span text:style-name="T12"> z Turcj</text:span><text:span text:style-name="T5">ą</text:span><text:span text:style-name="T12"> szlaki handlowe otworzy</text:span><text:span text:style-name="T5">ć</text:span><text:span text:style-name="T12">. Przez Bakczysaraj i Bia</text:span><text:span text:style-name="T5">ł</text:span><text:span text:style-name="T12">ogr</text:span><text:span text:style-name="T5">ó</text:span><text:span text:style-name="T12">d handel niech idzie, towarami tureckimi, perskimi, czy jakimi innymi. Tak oni handluj</text:span><text:span text:style-name="T5">ą</text:span><text:span text:style-name="T12">c z nami, mniej do wojaczki ch</text:span><text:span text:style-name="T5">ę</text:span><text:span text:style-name="T12">tni b</text:span><text:span text:style-name="T5">ę</text:span><text:span text:style-name="T12">d</text:span><text:span text:style-name="T5">ą</text:span><text:span text:style-name="T12">.</text:span></text:p>
        </text:list-item>
        <text:list-item>
          <text:p text:style-name="P32">Handel przez Dzikie Pola?</text:p>
        </text:list-item>
        <text:list-item>
          <text:p text:style-name="P35"><text:span text:style-name="T12">Szlaki wytyczym. Kiedy</text:span><text:span text:style-name="T5">ś</text:span><text:span text:style-name="T12"> ju</text:span><text:span text:style-name="T5">ż</text:span><text:span text:style-name="T12"> tam by</text:span><text:span text:style-name="T5">ł</text:span><text:span text:style-name="T12">y, zanim Tatarzy, a bardziej mo</text:span><text:span text:style-name="T5">ż</text:span><text:span text:style-name="T12">e jeszcze piraci rzeczni kozaccy handel zniszczyli. A handlowa</text:span><text:span text:style-name="T5">ć</text:span><text:span text:style-name="T12"> jest z kim – przez Osman</text:span><text:span text:style-name="T5">ó</text:span><text:span text:style-name="T12">w droga do Persji, do Indii, i dalej wiedzie...</text:span></text:p>
        </text:list-item>
      </text:list>
      <text:p text:style-name="Text_20_body"><text:span text:style-name="T12">Tu przerwa</text:span><text:span text:style-name="T5">ł</text:span><text:span text:style-name="T12"> rozmarzony, a i innym magnatom fury pe</text:span><text:span text:style-name="T5">ł</text:span><text:span text:style-name="T12">ne wschodnich towar</text:span><text:span text:style-name="T5">ó</text:span><text:span text:style-name="T12">w si</text:span><text:span text:style-name="T5">ę</text:span><text:span text:style-name="T12"> zamarzy</text:span><text:span text:style-name="T5">ł</text:span><text:span text:style-name="T12">y... dywany, tkaniny, bro</text:span><text:span text:style-name="T5">ń</text:span><text:span text:style-name="T12"> luksusowa, przyprawy smakowite...</text:span></text:p>
      <text:list xml:id="list1942112933551394709" text:style-name="L7">
        <text:list-item>
          <text:p text:style-name="P36"><text:span text:style-name="T12">Dobrze – rzek</text:span><text:span text:style-name="T5">ł</text:span><text:span text:style-name="T12"> Sobieski – do tego handlu kompani</text:span><text:span text:style-name="T5">ę</text:span><text:span text:style-name="T12"> za</text:span><text:span text:style-name="T5">ł</text:span><text:span text:style-name="T12">o</text:span><text:span text:style-name="T5">ż</text:span><text:span text:style-name="T12">ymy i Osman</text:span><text:span text:style-name="T5">ó</text:span><text:span text:style-name="T12">w do sp</text:span><text:span text:style-name="T5">ół</text:span><text:span text:style-name="T12">ki w niej tym </text:span><text:span text:style-name="T5">ła</text:span><text:span text:style-name="T12">cniej przekonamy, </text:span><text:span text:style-name="T5">ż</text:span><text:span text:style-name="T12">e wojn</text:span><text:span text:style-name="T5">ę</text:span><text:span text:style-name="T12"> teraz z Cesarzem maj</text:span><text:span text:style-name="T5">ą</text:span><text:span text:style-name="T12">. Nam jednak wraz taka wojna te</text:span><text:span text:style-name="T5">ż</text:span><text:span text:style-name="T12"> grozi, bo Cesarz ju</text:span><text:span text:style-name="T5">ż</text:span><text:span text:style-name="T12"> </text:span><text:span text:style-name="T5">ż</text:span><text:span text:style-name="T12">al ma, </text:span><text:span text:style-name="T5">ż</text:span><text:span text:style-name="T12">e Pac</text:span><text:span text:style-name="T5">ó</text:span><text:span text:style-name="T12">w w Rzeczypospolitej zabrak</text:span><text:span text:style-name="T5">ł</text:span><text:span text:style-name="T12">o, a teraz z Turkiem si</text:span><text:span text:style-name="T5">ę</text:span><text:span text:style-name="T12"> bratamy. Wiedzcie Waszmo</text:span><text:span text:style-name="T5">ś</text:span><text:span text:style-name="T12">ciowie, </text:span><text:span text:style-name="T5">ż</text:span><text:span text:style-name="T12">e trud</text:span><text:span text:style-name="T5">ó</text:span><text:span text:style-name="T12">w waszych nie koniec.</text:span></text:p>
          <text:p text:style-name="P38"><text:span text:style-name="T12">Kr</text:span><text:span text:style-name="T5">ó</text:span><text:span text:style-name="T12">l spojrza</text:span><text:span text:style-name="T5">ł</text:span><text:span text:style-name="T12"> na Jab</text:span><text:span text:style-name="T5">ł</text:span><text:span text:style-name="T12">onowskiego:</text:span></text:p>
        </text:list-item>
        <text:list-item>
          <text:p text:style-name="P36"><text:soft-page-break/><text:span text:style-name="T12">Wa</text:span><text:span text:style-name="T5">ść</text:span><text:span text:style-name="T12"> jako ruski wojewoda fortece na granicach nowych pobudujesz, i kompani</text:span><text:span text:style-name="T5">ę</text:span><text:span text:style-name="T12"> handlow</text:span><text:span text:style-name="T5">ą</text:span><text:span text:style-name="T12">, nazw</text:span><text:span text:style-name="T5">ę</text:span><text:span text:style-name="T12"> j</text:span><text:span text:style-name="T5">ą</text:span><text:span text:style-name="T12"> Lewanty</text:span><text:span text:style-name="T5">ń</text:span><text:span text:style-name="T12">sk</text:span><text:span text:style-name="T5">ą</text:span><text:span text:style-name="T12">, powo</text:span><text:span text:style-name="T5">ł</text:span><text:span text:style-name="T12">asz. Masz do tego pieni</text:span><text:span text:style-name="T5">ą</text:span><text:span text:style-name="T12">dze francuskie, masz we Lwowie kupc</text:span><text:span text:style-name="T5">ó</text:span><text:span text:style-name="T12">w obrotnych, a i z Krakowa ch</text:span><text:span text:style-name="T5">ę</text:span><text:span text:style-name="T12">tni do sp</text:span><text:span text:style-name="T5">ół</text:span><text:span text:style-name="T12">ki si</text:span><text:span text:style-name="T5">ę</text:span><text:span text:style-name="T12"> znajd</text:span><text:span text:style-name="T5">ą</text:span><text:span text:style-name="T12">.</text:span></text:p>
        </text:list-item>
        <text:list-item>
          <text:p text:style-name="P36"><text:span text:style-name="T12">Jako </text:span><text:span text:style-name="T5">ż</text:span><text:span text:style-name="T12">ywo, przed obl</text:span><text:span text:style-name="T5">ężeniem Kamieńca jeszcze o tych planach powojennych mówiliśmy. Jednak do obsadzenia twierdz granicznych, a i fortów nowych na Szlaku Lewantyńskim – Jabłonowski nazwę szlaku handlowego podchwycił – piechoty potrzebuję. Statki na </text:span><text:span text:style-name="T11">Dniestrze</text:span><text:span text:style-name="T5"> zbudować trzeba...</text:span></text:p>
        </text:list-item>
        <text:list-item>
          <text:p text:style-name="P30">Poradzisz sobie. Na wojnę z Cesarzem i Elektorem, jak tuszę, piechoty nowe w zachodnich województwach zaciągnąć trzeba będzie – tu spojrzał na Sieniawskiego i Kątskiego – i Kraków opatrzyć. Na to będą pieniądze francuskie. Ale tymczasem, co jeszcze z Turkami omawiać będziemy i kiedy? </text:p>
        </text:list-item>
      </text:list>
      <text:p text:style-name="P4"/>
      <text:p text:style-name="Text_20_body">Drobny <text:span text:style-name="T5">ś</text:span><text:span text:style-name="T12">nie</text:span><text:span text:style-name="T5">ż</text:span><text:span text:style-name="T12">ek z pocz</text:span><text:span text:style-name="T5">ą</text:span><text:span text:style-name="T12">tku grudnia zmieni</text:span><text:span text:style-name="T5">ł</text:span><text:span text:style-name="T12"> si</text:span><text:span text:style-name="T5">ę</text:span><text:span text:style-name="T12"> w zawiej</text:span><text:span text:style-name="T5">ę</text:span><text:span text:style-name="T12"> </text:span><text:span text:style-name="T5">ś</text:span><text:span text:style-name="T12">nie</text:span><text:span text:style-name="T5">ż</text:span><text:span text:style-name="T12">n</text:span><text:span text:style-name="T5">ą</text:span><text:span text:style-name="T12">. Wiatr szarpa</text:span><text:span text:style-name="T5">ł</text:span><text:span text:style-name="T12"> potureckimi namiotami rozstawionymi w obozie naprzeciw </text:span><text:span text:style-name="T5">Żwańca, w którym tuż po wycofaniu się z niego Osmanów rozłożyły się zwycięskie, lecz wyczerpane wojska polskie. Dobrze że Turcy wycofując się do Żwańca raczej pospiesznie wiele dobra i zaopatrzenia w obozie zostawili. Zimno zatem Peterowi Pirwitzowi nie było, ale głodno pomału i owszem. Feldfebel zaś ogłosił, że spyża nowa za tydzień dopiero z Baru dotrze.</text:span></text:p>
      <text:p text:style-name="Text_20_body"><text:span text:style-name="T5">Szymon wraz z pułkiem dragonów odprowadził pokaźną gromadę jeńców tureckich do obozu pod Kamieńcem i tam już pozostał. Nie chciano męczyć bowiem koni przemarszem ponownym pod Żwaniec w taką pogodę, a i tak kilka koni nazajutrz padło. Te zjedzono od razu, jak i te w bitwie okulawione. Jednak w obozie, od kilku tygodni na znacznie większe wojska przygotowywanym, wygodnie było i żołnierze przyzwyczajali się do myśli o tym, że całą zimę Kamieniec oblegać będą.</text:span></text:p>
      <text:p text:style-name="Text_20_body"><text:span text:style-name="T5">Basza Helil z murów zamku patrzył na zasypywane teraz śniegiem miasto-fortecę Kamanicze. Już dotarły do niego wieści o niepowodzeniu odsieczy, jednak szturmu przez następne dni nie spodziewał się. Raczej o długim oblężeniu myślał komendant turecki, i spodziewał się licznych baranków swoich z głodu przed jego końcem utracić. I więcej jeszcze mieszkańców miasta, ale to giaurzy przecie, bo mimo pięknego meczetu w miasta środku, i licznych innych nowych budowli sakralnych, mało kto na wiarę proroka nawrócił się. Niech zatem cierpią.</text:span></text:p>
      <text:p text:style-name="Text_20_body"><text:span text:style-name="T5">Również wokół murów zamku w Żwańcu wył wiatr kiedy przyjechała do niego delegacja Sobieskiego na rozmowy. Korpus turecki stopniał tak, że już wszyscy żołnierze w zamku się mieścili, inaczej wymarzliby na zewnątrz. Ci jednak co przy życiu pozostali, z najtwardszego drewna wyciosani być muszą – myślał Jabłonowski na surowe twarze patrząc. Długo by trwało, by ich zgryźć.</text:span></text:p>
      <text:p text:style-name="P8">Zawarcie rozejmu</text:p>
      <text:p text:style-name="P8">Gromienie Kozaków</text:p>
      <text:p text:style-name="P8"/>
      <text:p text:style-name="P8"/>
      <text:p text:style-name="P8">Sobieski m<text:span text:style-name="T5">ó</text:span><text:span text:style-name="T12">g</text:span><text:span text:style-name="T5">ł</text:span><text:span text:style-name="T12"> znowu spokojnie zasn</text:span><text:span text:style-name="T5">ąć</text:span><text:span text:style-name="T12">. Lecz sen mia</text:span><text:span text:style-name="T5">ł</text:span><text:span text:style-name="T12"> zn</text:span><text:span text:style-name="T5">ó</text:span><text:span text:style-name="T12">w niespokojny. </text:span><text:span text:style-name="T5">Ś</text:span><text:span text:style-name="T12">ni</text:span><text:span text:style-name="T5">ł o orle białym, co drapieżną panterę od gniazda odgoniwszy, spokojnie pobywał. Lecz za sąsiadów orły czarne trzy mając, wiele polować nie mógł i chudł przeraźliwie. Gdy zaś zbiedniał całkiem, czarne or</text:span><text:span text:style-name="T5">ł</text:span><text:span text:style-name="T5">y przegoni</text:span><text:span text:style-name="T5">ł</text:span><text:span text:style-name="T5">y z gniazda s</text:span><text:span text:style-name="T5">ł</text:span><text:span text:style-name="T5">abeusza.</text:span></text:p>
      <text:p text:style-name="P5"/>
      <text:p text:style-name="P3"><text:soft-page-break/></text:p>
      <text:p text:style-name="P3"/>
      <text:p text:style-name="P3"><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Dojść nam dzisiaj do Grudziądza - trzeba dupy mieć z mosiądza!"</text:p>
      <text:p text:style-name="P1">"Zamiast dupy krwawa rana - to podjazdy króla Jan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8-01-18T21:28:07.75</dc:date>
    <meta:editing-cycles>1081</meta:editing-cycles>
    <meta:editing-duration>P1DT2H49M48S</meta:editing-duration>
    <meta:document-statistic meta:table-count="0" meta:image-count="0" meta:object-count="0" meta:page-count="30" meta:paragraph-count="269" meta:word-count="15284" meta:character-count="103600"/>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